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svg:font-family="Courie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8568*"/>
    </style:style>
    <style:style style:name="Table1.B" style:family="table-column">
      <style:table-column-properties style:column-width="3.149cm" style:rel-column-width="12138*"/>
    </style:style>
    <style:style style:name="Table1.C" style:family="table-column">
      <style:table-column-properties style:column-width="1.482cm" style:rel-column-width="5712*"/>
    </style:style>
    <style:style style:name="Table1.D" style:family="table-column">
      <style:table-column-properties style:column-width="4.339cm" style:rel-column-width="16728*"/>
    </style:style>
    <style:style style:name="Table1.E" style:family="table-column">
      <style:table-column-properties style:column-width="5.807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00"/>
    </style:style>
    <style:style style:name="P6"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fo:font-size="12pt" fo:font-weight="normal" style:font-size-asian="10.5pt" style:font-weight-asian="normal" style:font-size-complex="12pt" style:font-weight-complex="normal"/>
    </style:style>
    <style:style style:name="P9" style:family="paragraph" style:parent-style-name="Standard">
      <style:text-properties fo:color="#000000" fo:font-size="14pt" fo:font-style="normal" fo:font-weight="normal" style:font-size-asian="10.5pt" style:font-style-asian="italic" style:font-weight-asian="normal" style:font-size-complex="12pt" style:font-style-complex="normal" style:font-weight-complex="normal"/>
    </style:style>
    <style:style style:name="P10" style:family="paragraph" style:parent-style-name="Standard">
      <style:text-properties fo:font-size="12pt" fo:font-weight="normal" style:font-size-asian="10.5pt" style:font-weight-asian="normal" style:font-size-complex="12pt" style:font-weight-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style:writing-mode="lr-tb"/>
      <style:text-properties fo:font-size="10.5pt" style:font-size-asian="10.5pt" style:font-size-complex="10.5pt"/>
    </style:style>
    <style:style style:name="P1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16"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17" style:family="paragraph" style:parent-style-name="Standard">
      <style:paragraph-properties style:writing-mode="lr-tb"/>
      <style:text-properties fo:color="#000000" fo:font-size="10.5pt" style:font-size-asian="10.5pt" style:font-size-complex="10.5pt"/>
    </style:style>
    <style:style style:name="P18" style:family="paragraph" style:parent-style-name="Standard">
      <style:paragraph-properties style:writing-mode="lr-tb"/>
      <style:text-properties fo:color="#ff0000" fo:font-size="10.5pt" style:font-size-asian="10.5pt" style:font-size-complex="10.5pt"/>
    </style:style>
    <style:style style:name="P19" style:family="paragraph" style:parent-style-name="Standard">
      <style:paragraph-properties style:writing-mode="lr-tb"/>
      <style:text-properties fo:color="#ff0000" fo:font-size="10.5pt" fo:font-weight="normal" style:font-size-asian="10.5pt" style:font-weight-asian="normal" style:font-size-complex="10.5pt" style:font-weight-complex="normal"/>
    </style:style>
    <style:style style:name="P20" style:family="paragraph" style:parent-style-name="Standard">
      <style:paragraph-properties style:writing-mode="lr-tb"/>
      <style:text-properties style:font-name="Times New Roman" fo:font-size="10pt" style:font-size-asian="10pt" style:font-size-complex="10pt"/>
    </style:style>
    <style:style style:name="P21" style:family="paragraph" style:parent-style-name="Standard">
      <style:paragraph-properties style:writing-mode="lr-tb"/>
      <style:text-properties style:font-name="Times New Roman" fo:font-size="10.5pt" fo:font-weight="bold" style:font-size-asian="10.5pt" style:font-weight-asian="bold" style:font-size-complex="10.5pt" style:font-weight-complex="bold"/>
    </style:style>
    <style:style style:name="P22" style:family="paragraph" style:parent-style-name="Standard">
      <style:paragraph-properties style:writing-mode="lr-tb"/>
      <style:text-properties style:font-name="Times New Roman" fo:font-size="10.5pt" style:font-size-asian="10.5pt" style:font-size-complex="10.5pt"/>
    </style:style>
    <style:style style:name="P23" style:family="paragraph" style:parent-style-name="Table_20_Contents">
      <style:paragraph-properties fo:text-align="center" style:justify-single-word="false"/>
      <style:text-properties fo:font-size="12pt" style:font-size-asian="10.5pt" style:font-size-complex="12pt"/>
    </style:style>
    <style:style style:name="P24" style:family="paragraph" style:parent-style-name="Table_20_Contents">
      <style:paragraph-properties fo:text-align="end" style:justify-single-word="false"/>
      <style:text-properties fo:font-size="12pt" style:font-size-asian="10.5pt" style:font-size-complex="12pt"/>
    </style:style>
    <style:style style:name="P25"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Preformatted_20_Text">
      <style:paragraph-properties fo:margin-top="0cm" fo:margin-bottom="0.499cm"/>
    </style:style>
    <style:style style:name="P27" style:family="paragraph" style:parent-style-name="Standard">
      <style:paragraph-properties style:writing-mode="lr-tb"/>
      <style:text-properties fo:font-size="10.5pt" style:font-size-asian="10.5pt" style:font-size-complex="10.5pt"/>
    </style:style>
    <style:style style:name="P28"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29" style:family="paragraph" style:parent-style-name="Standard">
      <style:paragraph-properties style:writing-mode="lr-tb"/>
      <style:text-properties fo:color="#000000" fo:font-size="10.5pt" style:font-size-asian="10.5pt" style:font-size-complex="10.5pt"/>
    </style:style>
    <style:style style:name="P30" style:family="paragraph" style:parent-style-name="Standard">
      <style:paragraph-properties style:writing-mode="lr-tb"/>
      <style:text-properties fo:color="#000000" fo:font-size="11pt" fo:font-weight="bold" style:font-size-asian="11pt" style:font-weight-asian="bold" style:font-size-complex="11pt" style:font-weight-complex="bold"/>
    </style:style>
    <style:style style:name="P31" style:family="paragraph" style:parent-style-name="Standard">
      <style:paragraph-properties style:writing-mode="lr-tb"/>
      <style:text-properties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color="#000000" style:text-position="sub 58%" style:font-name="Times New Roman" fo:font-size="10pt" fo:font-weight="normal" style:font-size-asian="10pt" style:font-weight-asian="normal" style:font-size-complex="10pt"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style:style>
    <style:style style:name="T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font-name="Times New Roman" fo:font-weight="normal" style:font-weight-asian="normal" style:font-weight-complex="normal"/>
    </style:style>
    <style:style style:name="T10" style:family="text">
      <style:text-properties fo:background-color="transparent"/>
    </style:style>
    <style:style style:name="T11" style:family="text">
      <style:text-properties style:text-position="sub 58%" style:font-name="Times New Roman" fo:font-size="10pt" fo:font-weight="normal" style:font-size-asian="10pt" style:font-weight-asian="normal" style:font-size-complex="10pt" style:font-weight-complex="normal"/>
    </style:style>
    <style:style style:name="T12" style:family="text">
      <style:text-properties fo:font-weight="normal" style:font-weight-asian="normal" style:font-weight-complex="normal"/>
    </style:style>
    <style:style style:name="T13" style:family="text">
      <style:text-properties style:text-underline-style="solid" style:text-underline-width="auto" style:text-underline-color="font-color"/>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4">El compilador será capaz de compilar a dos lenguajes disenteroos. El primero es el codigo P definido en clase y el segundo es el java bytecode, definido en la </text:span><text:a xlink:type="simple" xlink:href="http://java.sun.com/docs/books/jvms/second_edition/html/VMSpecTOC.doc.html">especificación de la máquina virtual java</text:a><text:span text:style-name="T4">. Por ello en este punto se desarrollará cada punto para ambos lenguajes.</text:span></text:p>
      <text:p text:style-name="P4"/>
      <text:p text:style-name="Standard"><text:span text:style-name="T1">5.1. Lenguaje objeto y máquina virtual</text:span><text:span text:style-name="T2">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5.1.1. <text:s/>Arquitectura</text:span><text:span text:style-name="T2"> </text:span></text:p>
      <text:p text:style-name="P11">5.1.1.2 <text:s/>Arquitectura de la máquina P</text:p>
      <text:p text:style-name="P8">La máquina P que se adjunta, implementada en Java, consiste en:</text:p>
      <text:p text:style-name="P8"><text:tab/>· Una pila teóricamente infinita (su tamaño máximo real depende del sistema en el cual se ejecute) capaz de guardar datos.</text:p>
      <text:p text:style-name="P8"><text:tab/>· Una lista teóricamente infinita que representa el programa a ejecutarse.</text:p>
      <text:p text:style-name="P8"><text:tab/>· Una memoria de tamaño configurable donde se guardan los valores de las variables.</text:p>
      <text:p text:style-name="P8"><text:tab/>· Un booleano “parar” que indica si la máquina debe o no leer la siguiente instrucción. Cuando valga cierto la máquina dejará de ejecutar el programa.</text:p>
      <text:p text:style-name="P6"><text:tab/>· Un entero “cp” cuya función es servir de índice dentro del programa, señalando la instrucción que se está ejecutando en cada momento.</text:p>
      <text:p text:style-name="P6"/>
      <text:p text:style-name="P6">Cada celda de la pila y de la memoria es capaz de contener cualquier tipo de dato independientemente de su tamaño.</text:p>
      <text:p text:style-name="P6">Cada celda de la lista que representa el programa es capaz de guardar cualquier tipo de instrucción independientemente de su tamaño.</text:p>
      <text:p text:style-name="P12"/>
      <text:p text:style-name="P11">5.1.1.2 <text:s/>Arquitectura del código java bytecode</text:p>
      <text:p text:style-name="P12">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P12">La naturaleza orientada a objetos del java bytecode sobrepasa con creces el objetivo de la práctica. </text:p>
      <text:p text:style-name="P12">Cualquier máquina virtual de java ha de ser capaz de ejecutar archivos en el llamado “formato .class”, que representado como una estructura C equivaldría a lo siguiente:</text:p>
      <text:p text:style-name="P12"/>
      <text:p text:style-name="P25"><text:span text:style-name="T10">    </text:span><text:span text:style-name="Source_20_Text"><text:span text:style-name="T10">ClassFile {</text:span></text:span></text:p>
      <text:p text:style-name="Preformatted_20_Text"><text:span text:style-name="T10">    </text:span><text:span text:style-name="Source_20_Text"><text:span text:style-name="T10"> <text:s text:c="3"/>u4 magic;</text:span></text:span></text:p>
      <text:p text:style-name="Preformatted_20_Text"><text:span text:style-name="T10">    </text:span><text:span text:style-name="Source_20_Text"><text:span text:style-name="T10"> <text:s text:c="3"/>u2 </text:span></text:span><text:bookmark-start text:name="DDE_LINK5"/><text:span text:style-name="Source_20_Text"><text:span text:style-name="T10">minor_version;</text:span></text:span><text:bookmark-end text:name="DDE_LINK5"/></text:p>
      <text:p text:style-name="Preformatted_20_Text"><text:span text:style-name="T10">    </text:span><text:span text:style-name="Source_20_Text"><text:span text:style-name="T10"> <text:s text:c="3"/>u2 major_version;</text:span></text:span></text:p>
      <text:p text:style-name="Preformatted_20_Text"><text:span text:style-name="T10">    </text:span><text:span text:style-name="Source_20_Text"><text:span text:style-name="T10"> <text:s text:c="3"/>u2 constant_pool_count;</text:span></text:span></text:p>
      <text:p text:style-name="Preformatted_20_Text"><text:span text:style-name="T10">    </text:span><text:span text:style-name="Source_20_Text"><text:span text:style-name="T10"> <text:s text:c="3"/>cp_info constant_pool[constant_pool_count-1];</text:span></text:span></text:p>
      <text:p text:style-name="Preformatted_20_Text"><text:span text:style-name="T10">    </text:span><text:span text:style-name="Source_20_Text"><text:span text:style-name="T10"> <text:s text:c="3"/>u2 access_flags;</text:span></text:span></text:p>
      <text:p text:style-name="Preformatted_20_Text"><text:span text:style-name="T10">    </text:span><text:span text:style-name="Source_20_Text"><text:span text:style-name="T10"> <text:s text:c="3"/>u2 this_class;</text:span></text:span></text:p>
      <text:p text:style-name="Preformatted_20_Text"><text:span text:style-name="T10">    </text:span><text:span text:style-name="Source_20_Text"><text:span text:style-name="T10"> <text:s text:c="3"/>u2 super_class;</text:span></text:span></text:p>
      <text:p text:style-name="Preformatted_20_Text"><text:span text:style-name="T10">    </text:span><text:span text:style-name="Source_20_Text"><text:span text:style-name="T10"> <text:s text:c="3"/>u2 interfaces_count;</text:span></text:span></text:p>
      <text:p text:style-name="Preformatted_20_Text"><text:span text:style-name="T10">    </text:span><text:span text:style-name="Source_20_Text"><text:span text:style-name="T10"> <text:s text:c="3"/>u2 interfaces[interfaces_count];</text:span></text:span></text:p>
      <text:p text:style-name="Preformatted_20_Text"><text:span text:style-name="T10">    </text:span><text:span text:style-name="Source_20_Text"><text:span text:style-name="T10"> <text:s text:c="3"/>u2 fields_count;</text:span></text:span></text:p>
      <text:p text:style-name="Preformatted_20_Text"><text:span text:style-name="T10">    </text:span><text:span text:style-name="Source_20_Text"><text:span text:style-name="T10"> <text:s text:c="3"/>field_info fields[fields_count];</text:span></text:span></text:p>
      <text:p text:style-name="Preformatted_20_Text"><text:span text:style-name="T10">    </text:span><text:span text:style-name="Source_20_Text"><text:span text:style-name="T10"> <text:s text:c="3"/>u2 methods_count;</text:span></text:span></text:p>
      <text:p text:style-name="Preformatted_20_Text"><text:soft-page-break/><text:span text:style-name="T10">    </text:span><text:span text:style-name="Source_20_Text"><text:span text:style-name="T10"> <text:s text:c="3"/>method_info methods[methods_count];</text:span></text:span></text:p>
      <text:p text:style-name="Preformatted_20_Text"><text:span text:style-name="T10">    </text:span><text:span text:style-name="Source_20_Text"><text:span text:style-name="T10"> <text:s text:c="3"/>u2 attributes_count;</text:span></text:span></text:p>
      <text:p text:style-name="Preformatted_20_Text"><text:span text:style-name="T10">    </text:span><text:span text:style-name="Source_20_Text"><text:span text:style-name="T10"> <text:s text:c="3"/>attribute_info attributes[attributes_count];</text:span></text:span></text:p>
      <text:p text:style-name="P26"><text:bookmark text:name="19084"/><text:span text:style-name="T10">    </text:span><text:span text:style-name="Source_20_Text"><text:span text:style-name="T10">}</text:span></text:span></text:p>
      <text:p text:style-name="P12">Donde u1, u2 y u4 corresponden a una estructura de 1, 2 y 4 bytes respectivamente.</text:p>
      <text:p text:style-name="Standard"><text:span text:style-name="T6">Lo siguiente es una pequeña descripción del significado de cada campo, en la </text:span><text:a xlink:type="simple" xlink:href="http://java.sun.com/docs/books/jvms/second_edition/html/ClassFile.doc.html"><text:span text:style-name="T6">especificación formal</text:span></text:a><text:span text:style-name="T6"> suministrada por Sun se puede encontrarse esta misma información mucho más detallada.</text:span></text:p>
      <text:p text:style-name="P12"><text:tab/>· u4 magic: este campo siempre tiene el valor hexadecimal 0xCAFEBABE.</text:p>
      <text:p text:style-name="Standard"><text:span text:style-name="T6"><text:tab/>· u2 </text:span><text:span text:style-name="Source_20_Text"><text:span text:style-name="T8">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8"><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8"><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8"><text:tab/><text:tab/>· La información <text:s/>de las clases heredadas.</text:span></text:span></text:p>
      <text:p text:style-name="Standard"><text:span text:style-name="Source_20_Text"><text:span text:style-name="T8"><text:tab/><text:tab/>· La información (métodos, campos, etc) de las clases heredadas.</text:span></text:span></text:p>
      <text:p text:style-name="Standard"><text:span text:style-name="Source_20_Text"><text:span text:style-name="T8"><text:tab/><text:tab/>· Cierta información sobre los campos y métodos definidos en la clase en cuestión, como son el tipo y nombre de los campos y la firma de los métodos.</text:span></text:span></text:p>
      <text:p text:style-name="Standard"><text:span text:style-name="Source_20_Text"><text:span text:style-name="T8"><text:tab/><text:tab/>· Cierta información sobre los métodos de otras clases que se invoquen desde los métodos de esta.</text:span></text:span></text:p>
      <text:p text:style-name="P12"><text:tab/>· u2 access_flags: según estén activados o no una serie de bits se fija la visibilidad de la clase en cuestión (public, private, etc), así como otras características (por ejemplo, si es una interfaz)..</text:p>
      <text:p text:style-name="Standard"><text:span text:style-name="T6"><text:tab/>· u2 this_class: es la direcció</text:span><text:span text:style-name="T8">n dentro de constant pool donde se encuentra la </text:span><text:span text:style-name="Source_20_Text"><text:span text:style-name="T8">CONSTANT_Class_info de esta clase. CONSTANT_Class_info es una estructura que representa el nombre de la clase, incluyendo el paquete a la que pertenece.</text:span></text:span></text:p>
      <text:p text:style-name="Standard"><text:span text:style-name="Source_20_Text"><text:span text:style-name="T8"><text:tab/>· u2 super_class: al igual que this_class es una referencia a un CONSTANT_Class_info de la constant pool. Sin embargo en este caso representa la información de la clase de la que hereda <text:s/>la clase que define este .class.</text:span></text:span></text:p>
      <text:p text:style-name="P12"><text:tab/>· u2 interfaces[], field_info fields[] y attribute_info attributes[]: son arrays que contienen información sobre las interfaces implementadas, los campos que declara la clase y los atributos que tiene. En esta práctica no se usarán.</text:p>
      <text:p text:style-name="P12"><text:tab/>· method_info methods[]: es un array de method_info que contiene, como su nombre indica, la información de los métodos definidos en esta clase. Methods_info consiste en lo siguiente:</text:p>
      <text:p text:style-name="P25">    <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6"><text:bookmark text:name="1521"/>    <text:span text:style-name="Source_20_Text">}</text:span></text:p>
      <text:p text:style-name="P12">donde:</text:p>
      <text:p text:style-name="P12"><text:tab/>· u2 access_flags: tiene un significado que a nuestro nivel podemos considerar similar al access_flags de la clase.</text:p>
      <text:p text:style-name="P12"><text:tab/>· u2 name_index: es la dirección dentro de constant pool del nombre el metodo.</text:p>
      <text:p text:style-name="P12"><text:tab/>· u2 descriptor_index: es la dirección dentro de constant pool de un string que define la firma del método (es decir, los tipos de los argumentos que recibe y el tipo devuelto).</text:p>
      <text:p text:style-name="P12"><text:tab/>· u2 attributes_count: es el número de entradas de attributes.</text:p>
      <text:p text:style-name="P12"><text:tab/>· attribute_info attributes[]: es un array de atributos, de los cuales únicamente usaremos el de código, que a su vez consiste en una estructura como la que sigue:</text:p>
      <text:p text:style-name="P12"><text:soft-page-break/></text:p>
      <text:p text:style-name="P25">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6"><text:bookmark text:name="1564"/>    <text:span text:style-name="Source_20_Text">}</text:span></text:p>
      <text:p text:style-name="P12">siendo:</text:p>
      <text:p text:style-name="P12"><text:tab/>· u2 attribute_name_index: el indice dentro de constant pool de una cadena “Code”</text:p>
      <text:p text:style-name="P12"><text:tab/>· u4 attribute_length: la longitud en bytes del resto del registro (sin contar attribute_name_index ni attribute_length)</text:p>
      <text:p text:style-name="P12"><text:tab/>· u2 max_stack: la profundidad máxima de la pila asociada al método.</text:p>
      <text:p text:style-name="P12"><text:tab/>· u2 max_locals: el número máximo variables locales y parámetros usados por el metodo. En esta cuenta los longs y doubles cuentan doble (aunque no se usan en la práctica).</text:p>
      <text:p text:style-name="P12"><text:tab/>· u4 code_length: la longitu del array code.</text:p>
      <text:p text:style-name="P12"><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2"><text:tab/>· exception_table y attributes: son dos arrays que no se usarán, por lo que exception_table_length y attributes_count valdrán siempre 0.</text:p>
      <text:p text:style-name="P12"><text:tab/></text:p>
      <text:p text:style-name="P11"/>
      <text:p text:style-name="P4">5.1.2. <text:s/>Comportamiento interno</text:p>
      <text:p text:style-name="P4">5.1.2.1 <text:s/>Comportamiento interno de la máquina P</text:p>
      <text:p text:style-name="P8">El funcionamiento de la máquina P es:</text:p>
      <text:p text:style-name="P8"><text:tab/>pila = pilaVacia();</text:p>
      <text:p text:style-name="P8"><text:tab/>cp ← 0</text:p>
      <text:p text:style-name="P8"><text:tab/>parar ← false</text:p>
      <text:p text:style-name="P8"><text:tab/>mientras(no parar)</text:p>
      <text:p text:style-name="P8"><text:tab/><text:tab/>instrucción = programa[cp]</text:p>
      <text:p text:style-name="P8"><text:tab/><text:tab/>ejecutar(instruccion)</text:p>
      <text:p text:style-name="P8"><text:tab/><text:tab/>cp++</text:p>
      <text:p text:style-name="P8"/>
      <text:p text:style-name="P8">Esto se repite un número indeterminado de veces, parando cuando ejecute una instrucción “parar” o cuando se produzca un fallo en ejecucución (como podría ser una división por cero o encontrar tipos de valores incompatibles al realizar una operación).</text:p>
      <text:p text:style-name="P4"/>
      <text:p text:style-name="P4"/>
      <text:p text:style-name="P4">5.1.2.2 Comportamiento interno de la JVM</text:p>
      <text:p text:style-name="P13"><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enteroas (con 64 para servidores o con recolector de basura incremental, por ejemplo) y añadir otras características como la precompilación a codigo nativo de las instrucciones bytecode en lugar de interpretarlas.</text:p>
      <text:p text:style-name="P13"><text:tab/>Dentro del subconjuto de instrucciones java bytecode que usamos, la jvm se comporta de una manera similar a la máquina P</text:p>
      <text:p text:style-name="P13"/>
      <text:p text:style-name="P13"/>
      <text:p text:style-name="P4">5.1.3. <text:s/>Repertorio de instrucciones</text:p>
      <text:p text:style-name="P4">5.1.3.1 <text:s/><text:bookmark-start text:name="DDE_LINK6"/>Repertorio de instrucciones del código P<text:bookmark-end text:name="DDE_LINK6"/></text:p>
      <text:p text:style-name="P8"/>
      <text:p text:style-name="P8">El lenguaje objeto es un sencillo lenguaje de pila, es decir, las instrucciones apilan o desapilan datos (según indique su semántica) en una pila teóricamente infinita, teniendo como apoyo una memoria de acceso aleatorio donde almacenar las variables.</text:p>
      <text:p text:style-name="P8">El lenguaje tiene los mismos tipos que el lenguaje fuente:</text:p>
      <text:p text:style-name="P8"><text:tab/>· Bool puede ser “true” o “false”. Su código único es el 1</text:p>
      <text:p text:style-name="P8"><text:tab/>· Character es un dato que ocupa dos bytes que representa caracteres en formato UTF-8.</text:p>
      <text:p text:style-name="P8"><text:tab/>· Entero es un número entero en C2 de 32 bits.</text:p>
      <text:p text:style-name="P8"><text:tab/>· Natural es un número natural de 31 bits.</text:p>
      <text:p text:style-name="P11"><text:span text:style-name="T4"><text:tab/>· Float es un número real en IEEE 754</text:span><text:span text:style-name="T3"> </text:span><text:span text:style-name="T4">de 32 bits.</text:span></text:p>
      <text:p text:style-name="P7"/>
      <text:p text:style-name="P8">La tabla siguiente muestra las instrucciones de este lenguaje.</text:p>
      <text:p text:style-name="P8"><text:tab/>· La columna “Código” indica el valor que tiene internamente la instrucción.</text:p>
      <text:p text:style-name="P8"><text:tab/>· Cada celda de la columna “Args” puede ser 0 (es decir, no tiene argumentos) o “&lt;tipo del argumento&gt; &lt;nombre del argumento&gt;”, el nombre del argumento puede ser usado en las dos siguientes celdas.</text:p>
      <text:p text:style-name="P8"><text:tab/>· La columna “Interacción con la pila” sigue la siguiente sintaxis:</text:p>
      <text:p text:style-name="P8"><text:tab/><text:tab/>· Lo que se encuentre a la izquierda de → es el estado anterior de la pila y lo de la derecha el estado posterior (tras aplicar la instrucción).</text:p>
      <text:p text:style-name="P8"><text:tab/><text:tab/>· Las “,” separan los elementos de la pila.</text:p>
      <text:p text:style-name="P8"><text:tab/><text:tab/>· Los tres puntos (“…”) significan “el resto de la pila”.</text:p>
      <text:p text:style-name="P8"><text:tab/><text:tab/>· La estructura “&lt;tipo&gt; &lt;nombre&gt;” especifica un valor en la pila.</text:p>
      <text:p text:style-name="P8"><text:tab/>· Los tipos pueden ser o bien los definidos en el lenguaje (Nat, Bool, Int, etc) o bien otra palabra en mayúsculas (por ejemplo “T”), en cuyo caso se tratará de un tipo genérico, pero todas las apariciones de esa palabra corresponderán al mismo tipo.</text:p>
      <text:p text:style-name="P10"><text:span text:style-name="T3"><text:line-break/>Por ejemplo: “…, T v1, T v2 → </text:span><text:bookmark-start text:name="DDE_LINK31"/><text:span text:style-name="T3">…, </text:span><text:bookmark-end text:name="DDE_LINK31"/><text:span text:style-name="T3">Bool res” indica que la instrucción desapila 2 variables y apila una variable booleana. Además v1 y v2 deben tener el mismo tipo.</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3">Código</text:p>
          </table:table-cell>
          <table:table-cell table:style-name="Table1.A1" office:value-type="string">
            <text:p text:style-name="P23">Nombre mnemotécnico</text:p>
          </table:table-cell>
          <table:table-cell table:style-name="Table1.A1" office:value-type="string">
            <text:p text:style-name="P23">Args</text:p>
          </table:table-cell>
          <table:table-cell table:style-name="Table1.A1" office:value-type="string">
            <text:p text:style-name="P23">Interacción con la pila</text:p>
          </table:table-cell>
          <table:table-cell table:style-name="Table1.E1" office:value-type="string">
            <text:p text:style-name="P23">Descripción</text:p>
          </table:table-cell>
        </table:table-row>
        <table:table-row>
          <table:table-cell table:style-name="Table1.A2" office:value-type="float" office:value="0">
            <text:p text:style-name="P24">0</text:p>
          </table:table-cell>
          <table:table-cell table:style-name="Table1.B2" office:value-type="string">
            <text:p text:style-name="P23">Parar</text:p>
          </table:table-cell>
          <table:table-cell table:style-name="Table1.A2" office:value-type="float" office:value="0">
            <text:p text:style-name="P23">0</text:p>
          </table:table-cell>
          <table:table-cell table:style-name="Table1.B2" office:value-type="string">
            <text:p text:style-name="P23">… → …</text:p>
          </table:table-cell>
          <table:table-cell table:style-name="Table1.E2" office:value-type="string">
            <text:p text:style-name="P23">Detiene la ejecución.</text:p>
          </table:table-cell>
        </table:table-row>
        <table:table-row>
          <table:table-cell table:style-name="Table1.A2" office:value-type="float" office:value="1">
            <text:p text:style-name="P24">1</text:p>
          </table:table-cell>
          <table:table-cell table:style-name="Table1.B2" office:value-type="string">
            <text:p text:style-name="P23">Apila</text:p>
          </table:table-cell>
          <table:table-cell table:style-name="Table1.B2" office:value-type="string">
            <text:p text:style-name="P23">T dato</text:p>
          </table:table-cell>
          <table:table-cell table:style-name="Table1.B2" office:value-type="string">
            <text:p text:style-name="P23">… → …, T dato </text:p>
          </table:table-cell>
          <table:table-cell table:style-name="Table1.E2" office:value-type="string">
            <text:p text:style-name="P23">Apila en la pila el dato pasado como argumento.</text:p>
          </table:table-cell>
        </table:table-row>
        <table:table-row>
          <table:table-cell table:style-name="Table1.A2" office:value-type="float" office:value="2">
            <text:p text:style-name="P24">2</text:p>
          </table:table-cell>
          <table:table-cell table:style-name="Table1.B2" office:value-type="string">
            <text:p text:style-name="P23">Apila-dir</text:p>
          </table:table-cell>
          <table:table-cell table:style-name="Table1.B2" office:value-type="string">
            <text:p text:style-name="P23">Nat dir</text:p>
          </table:table-cell>
          <table:table-cell table:style-name="Table1.B2" office:value-type="string">
            <text:p text:style-name="P23">... → …, T M[dir]</text:p>
          </table:table-cell>
          <table:table-cell table:style-name="Table1.E2" office:value-type="string">
            <text:p text:style-name="P23">Apila en la pila el contenido de la posición de memoria pasada como argumento.</text:p>
          </table:table-cell>
        </table:table-row>
        <table:table-row>
          <table:table-cell table:style-name="Table1.A2" office:value-type="float" office:value="3">
            <text:p text:style-name="P24">3</text:p>
          </table:table-cell>
          <table:table-cell table:style-name="Table1.B2" office:value-type="string">
            <text:p text:style-name="P23">Desapilar</text:p>
          </table:table-cell>
          <table:table-cell table:style-name="Table1.A2" office:value-type="float" office:value="0">
            <text:p text:style-name="P23">0</text:p>
          </table:table-cell>
          <table:table-cell table:style-name="Table1.B2" office:value-type="string">
            <text:p text:style-name="P23">…, T valor → …</text:p>
          </table:table-cell>
          <table:table-cell table:style-name="Table1.E2" office:value-type="string">
            <text:p text:style-name="P23">Desapila el primer dato de la pila.</text:p>
          </table:table-cell>
        </table:table-row>
        <text:soft-page-break/>
        <table:table-row>
          <table:table-cell table:style-name="Table1.A2" office:value-type="float" office:value="4">
            <text:p text:style-name="P24">4</text:p>
          </table:table-cell>
          <table:table-cell table:style-name="Table1.B2" office:value-type="string">
            <text:p text:style-name="P23">Desapilar-dir</text:p>
          </table:table-cell>
          <table:table-cell table:style-name="Table1.B2" office:value-type="string">
            <text:p text:style-name="P23">Nat dir</text:p>
          </table:table-cell>
          <table:table-cell table:style-name="Table1.B2" office:value-type="string">
            <text:p text:style-name="P23">…, T valor → …</text:p>
          </table:table-cell>
          <table:table-cell table:style-name="Table1.E2" office:value-type="string">
            <text:p text:style-name="P23">Desapila el primer dato de la pila y lo almacena en la posición de memoria pasada como parámetro.</text:p>
          </table:table-cell>
        </table:table-row>
        <table:table-row>
          <table:table-cell table:style-name="Table1.A2" office:value-type="float" office:value="5">
            <text:p text:style-name="P24">5</text:p>
          </table:table-cell>
          <table:table-cell table:style-name="Table1.B2" office:value-type="string">
            <text:p text:style-name="P23">Menor</text:p>
          </table:table-cell>
          <table:table-cell table:style-name="Table1.A2" office:value-type="float" office:value="0">
            <text:p text:style-name="P23"><text:bookmark-start text:name="DDE_LINK"/>0<text:bookmark-end text:name="DDE_LINK"/></text:p>
          </table:table-cell>
          <table:table-cell table:style-name="Table1.B2" office:value-type="string">
            <text:p text:style-name="P23"><text:bookmark-start text:name="DDE_LINK1"/>…, T v1, T v2 → <text:bookmark-start text:name="DDE_LINK3"/>…, <text:bookmark-end text:name="DDE_LINK3"/>Bool res<text:bookmark-end text:name="DDE_LINK1"/></text:p>
          </table:table-cell>
          <table:table-cell table:style-name="Table1.E2" office:value-type="string">
            <text:p text:style-name="P23">res = t1 &lt; t2</text:p>
          </table:table-cell>
        </table:table-row>
        <table:table-row>
          <table:table-cell table:style-name="Table1.A2" office:value-type="float" office:value="6">
            <text:p text:style-name="P24">6</text:p>
          </table:table-cell>
          <table:table-cell table:style-name="Table1.B2" office:value-type="string">
            <text:p text:style-name="P23">Mayor</text:p>
          </table:table-cell>
          <table:table-cell table:style-name="Table1.A2" office:value-type="float" office:value="0">
            <text:p text:style-name="P23">0</text:p>
          </table:table-cell>
          <table:table-cell table:style-name="Table1.B2" office:value-type="string">
            <text:p text:style-name="P23">…, T v1, T v2 → …, Bool res</text:p>
          </table:table-cell>
          <table:table-cell table:style-name="Table1.E2" office:value-type="string">
            <text:p text:style-name="P23">res = t1 &gt; t2</text:p>
          </table:table-cell>
        </table:table-row>
        <table:table-row>
          <table:table-cell table:style-name="Table1.A2" office:value-type="float" office:value="7">
            <text:p text:style-name="P24">7</text:p>
          </table:table-cell>
          <table:table-cell table:style-name="Table1.B2" office:value-type="string">
            <text:p text:style-name="P23">MenorIg</text:p>
          </table:table-cell>
          <table:table-cell table:style-name="Table1.A2" office:value-type="float" office:value="0">
            <text:p text:style-name="P23">0</text:p>
          </table:table-cell>
          <table:table-cell table:style-name="Table1.B2" office:value-type="string">
            <text:p text:style-name="P23">…, T v1, T v2 → …, Bool res</text:p>
          </table:table-cell>
          <table:table-cell table:style-name="Table1.E2" office:value-type="string">
            <text:p text:style-name="P23">res = t1 &lt;= t2</text:p>
          </table:table-cell>
        </table:table-row>
        <table:table-row>
          <table:table-cell table:style-name="Table1.A2" office:value-type="float" office:value="8">
            <text:p text:style-name="P24">8</text:p>
          </table:table-cell>
          <table:table-cell table:style-name="Table1.B2" office:value-type="string">
            <text:p text:style-name="P23">MayorIg</text:p>
          </table:table-cell>
          <table:table-cell table:style-name="Table1.A2" office:value-type="float" office:value="0">
            <text:p text:style-name="P23">0</text:p>
          </table:table-cell>
          <table:table-cell table:style-name="Table1.B2" office:value-type="string">
            <text:p text:style-name="P23">…, T v1, T v2 → …, Bool res</text:p>
          </table:table-cell>
          <table:table-cell table:style-name="Table1.E2" office:value-type="string">
            <text:p text:style-name="P23">res = t1 &gt;= t2</text:p>
          </table:table-cell>
        </table:table-row>
        <table:table-row>
          <table:table-cell table:style-name="Table1.A2" office:value-type="float" office:value="9">
            <text:p text:style-name="P24">9</text:p>
          </table:table-cell>
          <table:table-cell table:style-name="Table1.B2" office:value-type="string">
            <text:p text:style-name="P23">Igual</text:p>
          </table:table-cell>
          <table:table-cell table:style-name="Table1.A2" office:value-type="float" office:value="0">
            <text:p text:style-name="P23">0</text:p>
          </table:table-cell>
          <table:table-cell table:style-name="Table1.B2" office:value-type="string">
            <text:p text:style-name="P23">…, T v1, T v2 → …, Bool res</text:p>
          </table:table-cell>
          <table:table-cell table:style-name="Table1.E2" office:value-type="string">
            <text:p text:style-name="P23">res = t1 == t2</text:p>
          </table:table-cell>
        </table:table-row>
        <table:table-row>
          <table:table-cell table:style-name="Table1.A2" office:value-type="float" office:value="10">
            <text:p text:style-name="P24">10</text:p>
          </table:table-cell>
          <table:table-cell table:style-name="Table1.B2" office:value-type="string">
            <text:p text:style-name="P23">No-Igual</text:p>
          </table:table-cell>
          <table:table-cell table:style-name="Table1.A2" office:value-type="float" office:value="0">
            <text:p text:style-name="P23">0</text:p>
          </table:table-cell>
          <table:table-cell table:style-name="Table1.B2" office:value-type="string">
            <text:p text:style-name="P23">…, T v1, T v2 → …, Bool res</text:p>
          </table:table-cell>
          <table:table-cell table:style-name="Table1.E2" office:value-type="string">
            <text:p text:style-name="P23">res = t1 != t2</text:p>
          </table:table-cell>
        </table:table-row>
        <table:table-row>
          <table:table-cell table:style-name="Table1.A2" office:value-type="float" office:value="11">
            <text:p text:style-name="P24">11</text:p>
          </table:table-cell>
          <table:table-cell table:style-name="Table1.B2" office:value-type="string">
            <text:p text:style-name="P23">Sumar</text:p>
          </table:table-cell>
          <table:table-cell table:style-name="Table1.A2" office:value-type="float" office:value="0">
            <text:p text:style-name="P23">0</text:p>
          </table:table-cell>
          <table:table-cell table:style-name="Table1.B2" office:value-type="string">
            <text:p text:style-name="P23">…, T v1, T v2 → …, T res</text:p>
          </table:table-cell>
          <table:table-cell table:style-name="Table1.E2" office:value-type="string">
            <text:p text:style-name="P23">res = v1 + v2<text:bookmark-start text:name="DDE_LINK4"/>. T tiene que ser un tipo numérico.<text:bookmark-end text:name="DDE_LINK4"/></text:p>
          </table:table-cell>
        </table:table-row>
        <table:table-row>
          <table:table-cell table:style-name="Table1.A2" office:value-type="float" office:value="12">
            <text:p text:style-name="P24">12</text:p>
          </table:table-cell>
          <table:table-cell table:style-name="Table1.B2" office:value-type="string">
            <text:p text:style-name="P23">Restar</text:p>
          </table:table-cell>
          <table:table-cell table:style-name="Table1.A2" office:value-type="float" office:value="0">
            <text:p text:style-name="P23">0</text:p>
          </table:table-cell>
          <table:table-cell table:style-name="Table1.B2" office:value-type="string">
            <text:p text:style-name="P23"><text:bookmark-start text:name="DDE_LINK2"/>…, T v1, T v2 → …, T res<text:bookmark-end text:name="DDE_LINK2"/></text:p>
          </table:table-cell>
          <table:table-cell table:style-name="Table1.E2" office:value-type="string">
            <text:p text:style-name="P23">res = v1 - v2. T tiene que ser un tipo numérico.</text:p>
          </table:table-cell>
        </table:table-row>
        <table:table-row>
          <table:table-cell table:style-name="Table1.A2" office:value-type="float" office:value="13">
            <text:p text:style-name="P24">13</text:p>
          </table:table-cell>
          <table:table-cell table:style-name="Table1.B2" office:value-type="string">
            <text:p text:style-name="P23">Mul</text:p>
          </table:table-cell>
          <table:table-cell table:style-name="Table1.A2" office:value-type="float" office:value="0">
            <text:p text:style-name="P23">0</text:p>
          </table:table-cell>
          <table:table-cell table:style-name="Table1.B2" office:value-type="string">
            <text:p text:style-name="P23">…, T v1, T v2 → …, T res</text:p>
          </table:table-cell>
          <table:table-cell table:style-name="Table1.E2" office:value-type="string">
            <text:p text:style-name="P23">res = v1 * v2. T tiene que ser un tipo numérico.</text:p>
          </table:table-cell>
        </table:table-row>
        <table:table-row>
          <table:table-cell table:style-name="Table1.A2" office:value-type="float" office:value="14">
            <text:p text:style-name="P24">14</text:p>
          </table:table-cell>
          <table:table-cell table:style-name="Table1.B2" office:value-type="string">
            <text:p text:style-name="P23">Div</text:p>
          </table:table-cell>
          <table:table-cell table:style-name="Table1.A2" office:value-type="float" office:value="0">
            <text:p text:style-name="P23">0</text:p>
          </table:table-cell>
          <table:table-cell table:style-name="Table1.B2" office:value-type="string">
            <text:p text:style-name="P23">…, T v1, T v2 → …, T res</text:p>
          </table:table-cell>
          <table:table-cell table:style-name="Table1.E2" office:value-type="string">
            <text:p text:style-name="P23">res = v1 / v2. T tiene que ser un tipo numérico.</text:p>
          </table:table-cell>
        </table:table-row>
        <table:table-row>
          <table:table-cell table:style-name="Table1.A2" office:value-type="float" office:value="15">
            <text:p text:style-name="P24">15</text:p>
          </table:table-cell>
          <table:table-cell table:style-name="Table1.B2" office:value-type="string">
            <text:p text:style-name="P23">Mod</text:p>
          </table:table-cell>
          <table:table-cell table:style-name="Table1.A2" office:value-type="float" office:value="0">
            <text:p text:style-name="P23">0</text:p>
          </table:table-cell>
          <table:table-cell table:style-name="Table1.B2" office:value-type="string">
            <text:p text:style-name="P23">…, T v1, Nat v2 → …, T res</text:p>
          </table:table-cell>
          <table:table-cell table:style-name="Table1.E2" office:value-type="string">
            <text:p text:style-name="P23">res = v1 % v2. T tiene que ser un tipo numérico.</text:p>
          </table:table-cell>
        </table:table-row>
        <table:table-row>
          <table:table-cell table:style-name="Table1.A2" office:value-type="float" office:value="16">
            <text:p text:style-name="P24">16</text:p>
          </table:table-cell>
          <table:table-cell table:style-name="Table1.B2" office:value-type="string">
            <text:p text:style-name="P23">Y</text:p>
          </table:table-cell>
          <table:table-cell table:style-name="Table1.A2" office:value-type="float" office:value="0">
            <text:p text:style-name="P23">0</text:p>
          </table:table-cell>
          <table:table-cell table:style-name="Table1.B2" office:value-type="string">
            <text:p text:style-name="P23">…, Bool v1, Bool v2 → …, Bool res</text:p>
          </table:table-cell>
          <table:table-cell table:style-name="Table1.E2" office:value-type="string">
            <text:p text:style-name="P23">res = v1 &amp;&amp; v2</text:p>
          </table:table-cell>
        </table:table-row>
        <table:table-row>
          <table:table-cell table:style-name="Table1.A2" office:value-type="float" office:value="17">
            <text:p text:style-name="P24">17</text:p>
          </table:table-cell>
          <table:table-cell table:style-name="Table1.B2" office:value-type="string">
            <text:p text:style-name="P23">O</text:p>
          </table:table-cell>
          <table:table-cell table:style-name="Table1.A2" office:value-type="float" office:value="0">
            <text:p text:style-name="P23">0</text:p>
          </table:table-cell>
          <table:table-cell table:style-name="Table1.B2" office:value-type="string">
            <text:p text:style-name="P23">…, Bool v1, Bool v2 → …, Bool res</text:p>
          </table:table-cell>
          <table:table-cell table:style-name="Table1.E2" office:value-type="string">
            <text:p text:style-name="P23">res = v1 || v2</text:p>
          </table:table-cell>
        </table:table-row>
        <table:table-row>
          <table:table-cell table:style-name="Table1.A2" office:value-type="float" office:value="18">
            <text:p text:style-name="P24">18</text:p>
          </table:table-cell>
          <table:table-cell table:style-name="Table1.B2" office:value-type="string">
            <text:p text:style-name="P23">No</text:p>
          </table:table-cell>
          <table:table-cell table:style-name="Table1.A2" office:value-type="float" office:value="0">
            <text:p text:style-name="P23">0</text:p>
          </table:table-cell>
          <table:table-cell table:style-name="Table1.B2" office:value-type="string">
            <text:p text:style-name="P23">…, Bool v → …, Bool res</text:p>
          </table:table-cell>
          <table:table-cell table:style-name="Table1.E2" office:value-type="string">
            <text:p text:style-name="P23">res = !v1</text:p>
          </table:table-cell>
        </table:table-row>
        <table:table-row>
          <table:table-cell table:style-name="Table1.A2" office:value-type="float" office:value="19">
            <text:p text:style-name="P24">19</text:p>
          </table:table-cell>
          <table:table-cell table:style-name="Table1.B2" office:value-type="string">
            <text:p text:style-name="P23">Negativo</text:p>
          </table:table-cell>
          <table:table-cell table:style-name="Table1.A2" office:value-type="float" office:value="0">
            <text:p text:style-name="P23">0</text:p>
          </table:table-cell>
          <table:table-cell table:style-name="Table1.B2" office:value-type="string">
            <text:p text:style-name="P23">…, T v → T res</text:p>
          </table:table-cell>
          <table:table-cell table:style-name="Table1.E2" office:value-type="string">
            <text:p text:style-name="P23">res = -v. T tiene que ser unt ipo numérico disenterooa Nat</text:p>
          </table:table-cell>
        </table:table-row>
        <table:table-row>
          <table:table-cell table:style-name="Table1.A2" office:value-type="float" office:value="20">
            <text:p text:style-name="P24">20</text:p>
          </table:table-cell>
          <table:table-cell table:style-name="Table1.B2" office:value-type="string">
            <text:p text:style-name="P23">Shl</text:p>
          </table:table-cell>
          <table:table-cell table:style-name="Table1.A2" office:value-type="float" office:value="0">
            <text:p text:style-name="P23">0</text:p>
          </table:table-cell>
          <table:table-cell table:style-name="Table1.B2" office:value-type="string">
            <text:p text:style-name="P23">…, T v1, Nat v2 → …, T res</text:p>
          </table:table-cell>
          <table:table-cell table:style-name="Table1.E2" office:value-type="string">
            <text:p text:style-name="P23">res = v1 &lt;&lt; v2. T tiene que ser un tipo numérico.</text:p>
          </table:table-cell>
        </table:table-row>
        <table:table-row>
          <table:table-cell table:style-name="Table1.A2" office:value-type="float" office:value="21">
            <text:p text:style-name="P24">21</text:p>
          </table:table-cell>
          <table:table-cell table:style-name="Table1.B2" office:value-type="string">
            <text:p text:style-name="P23">Shr</text:p>
          </table:table-cell>
          <table:table-cell table:style-name="Table1.A2" office:value-type="float" office:value="0">
            <text:p text:style-name="P23">0</text:p>
          </table:table-cell>
          <table:table-cell table:style-name="Table1.B2" office:value-type="string">
            <text:p text:style-name="P23">…, T v1, Nat v2 → …, T res</text:p>
          </table:table-cell>
          <table:table-cell table:style-name="Table1.E2" office:value-type="string">
            <text:p text:style-name="P23">res = v1 &gt;&gt; v2. T tiene que ser un tipo numérico.</text:p>
          </table:table-cell>
        </table:table-row>
        <table:table-row>
          <table:table-cell table:style-name="Table1.A2" office:value-type="float" office:value="22">
            <text:p text:style-name="P24">22</text:p>
          </table:table-cell>
          <table:table-cell table:style-name="Table1.B2" office:value-type="string">
            <text:p text:style-name="P23">CastInt</text:p>
          </table:table-cell>
          <table:table-cell table:style-name="Table1.A2" office:value-type="float" office:value="0">
            <text:p text:style-name="P23">0</text:p>
          </table:table-cell>
          <table:table-cell table:style-name="Table1.B2" office:value-type="string">
            <text:p text:style-name="P23">…, T v → Int res</text:p>
          </table:table-cell>
          <table:table-cell table:style-name="Table1.E2" office:value-type="string">
            <text:p text:style-name="P23">res = v como entero. Siguiendo la conversión especificada en este documento</text:p>
          </table:table-cell>
        </table:table-row>
        <table:table-row>
          <table:table-cell table:style-name="Table1.A2" office:value-type="float" office:value="23">
            <text:p text:style-name="P24">23</text:p>
          </table:table-cell>
          <table:table-cell table:style-name="Table1.B2" office:value-type="string">
            <text:p text:style-name="P23">Cascharacter</text:p>
          </table:table-cell>
          <table:table-cell table:style-name="Table1.A2" office:value-type="float" office:value="0">
            <text:p text:style-name="P23">0</text:p>
          </table:table-cell>
          <table:table-cell table:style-name="Table1.B2" office:value-type="string">
            <text:p text:style-name="P23">…, T v → Char res</text:p>
          </table:table-cell>
          <table:table-cell table:style-name="Table1.E2" office:value-type="string">
            <text:p text:style-name="P23">res = v como caracter. Siguiendo la conversión especificada en este documento</text:p>
          </table:table-cell>
        </table:table-row>
        <text:soft-page-break/>
        <table:table-row>
          <table:table-cell table:style-name="Table1.A2" office:value-type="float" office:value="24">
            <text:p text:style-name="P24">24</text:p>
          </table:table-cell>
          <table:table-cell table:style-name="Table1.B2" office:value-type="string">
            <text:p text:style-name="P23">CastFloat</text:p>
          </table:table-cell>
          <table:table-cell table:style-name="Table1.A2" office:value-type="float" office:value="0">
            <text:p text:style-name="P23">0</text:p>
          </table:table-cell>
          <table:table-cell table:style-name="Table1.B2" office:value-type="string">
            <text:p text:style-name="P23">…, T v → Float res</text:p>
          </table:table-cell>
          <table:table-cell table:style-name="Table1.E2" office:value-type="string">
            <text:p text:style-name="P23">res = v como float. Siguiendo la conversión especificada en este documento</text:p>
          </table:table-cell>
        </table:table-row>
        <table:table-row>
          <table:table-cell table:style-name="Table1.A2" office:value-type="float" office:value="25">
            <text:p text:style-name="P24">25</text:p>
          </table:table-cell>
          <table:table-cell table:style-name="Table1.B2" office:value-type="string">
            <text:p text:style-name="P23">CastNat</text:p>
          </table:table-cell>
          <table:table-cell table:style-name="Table1.A2" office:value-type="float" office:value="0">
            <text:p text:style-name="P23">0</text:p>
          </table:table-cell>
          <table:table-cell table:style-name="Table1.B2" office:value-type="string">
            <text:p text:style-name="P23">…, T v → Nat res</text:p>
          </table:table-cell>
          <table:table-cell table:style-name="Table1.E2" office:value-type="string">
            <text:p text:style-name="P23">res = v como natural. Siguiendo la conversión especificada en este documento</text:p>
          </table:table-cell>
        </table:table-row>
      </table:table>
      <text:p text:style-name="P8"/>
      <text:p text:style-name="P11">5.1.3.2 <text:s/>Repertorio de instrucciones del código java bytecode</text:p>
      <text:p text:style-name="P12"><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P12"><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P12"><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P12"><text:tab/>Podrían traducirse diréctamente estas operaciones a las llamadas a objetos 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 <text:tab/>Por ejemplo, cambiaremos la operación de salto “if_icmpeq #dir”, que salta a la instrucción en la posición absoluta #dirsi los dos valores desapilados son enteros del mismo valor, a una con el mismo nombre pero cuya dirección será relativa a ella misma (quedando de la forma “if_icmpeq +#desp), proceso que repetiremos con todas las operaciones de salto</text:p>
      <text:p text:style-name="P12"><text:tab/>Para el caso de las instrucciones que necesitan llamadas a objetos inventaremos una instrucción “lectura #tipoDeDato” y otra “escritura #tipoDeDato” que en un proceso posterior se traducirán en apilar la dirección del objeto dentro de la constant_pool, apilar la dirección del método llamado dentro de la constant_pool y realizar la llamada. El argumento que acompaña a estas pseudo instrucciones identificará el tipo de variable que queremos leer/escribir. La correspondencia de tales valores con su significado son los mismos que se usan para guardar las variables en el código P, que se detallan en el punto 10.</text:p>
      <text:p text:style-name="P12"/>
      <text:p text:style-name="Standard"><text:span text:style-name="T6">Puede obtenerse información más detallada de cada instrucción, ordenada alfabéticamente según su código mnemotécnico, en la página de la </text:span><text:a xlink:type="simple" xlink:href="http://java.sun.com/docs/books/jvms/second_edition/html/Instructions.doc.html">especificación oficial</text:a><text:span text:style-name="T6">.</text:span></text:p>
      <text:p text:style-name="P3"/>
      <text:p text:style-name="Standard"><text:span text:style-name="T1">5.2. Funciones semánticas</text:span><text:span text:style-name="T2">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
      <text:p text:style-name="P1"><text:soft-page-break/>Esta sección puede dejarse vacía si no se van a usar funciones semánticas adicionales.</text:p>
      <text:p text:style-name="P9"/>
      <text:p text:style-name="Standard"><text:span text:style-name="T1">5.3. Atributos semánticos</text:span><text:span text:style-name="T2"> </text:span></text:p>
      <text:p text:style-name="P1">Para cada categoría sintáctica relevante en este procesamiento deben enumerarse sus atributos semánticos, indicando si son heredados o sintetizados, y describiendo informalmente su propósito.</text:p>
      <text:p text:style-name="P1"/>
      <text:p text:style-name="P5">5.3.1 Atributos semánticos de codificación: codP y codJ</text:p>
      <text:p text:style-name="P5"/>
      <text:p text:style-name="P5">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7"><text:tab/>El atributo codJ almacenará el código de instrucciones jvm (más las añadidas de las que se habló antes). En un proceso posterior las instrucciones añadidas se traducirán a instrucciones jvm y este código se englobará dentro de un método estático main que a su vez se englobará dentro de una clase. Lo primero consiste en cambiar cada desplazamiento relativo de las instrucciones de salto a una dirección absoluta según la posición que ocupen y lo segundo en cambiar la instrucción de lectura y la de escritura por sus correspondientes llamadas a otros objetos. Este “objeto” será compilado desde java y se compilará en la misma dirección que el .class objeto, conteniendo las funciones necesarias para trasformar el flujo de caracteres que se obtiene con System.in a la representación interna de datos de la jvm y hará algo similar para la salida.</text:p>
      <text:p text:style-name="P1"/>
      <text:p text:style-name="P5">5.3.2 El atributo numVars</text:p>
      <text:p text:style-name="P5"><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5"><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5">Este atributo será propio de las categoria Declaraciones.</text:p>
      <text:p text:style-name="P5"/>
      <text:p text:style-name="Standard"><text:span text:style-name="T1">5.4. Gramática de atributos</text:span><text:span text:style-name="T2"> </text:span></text:p>
      <text:p text:style-name="P1">Gramática de atributos que formaliza la traducción.</text:p>
      <text:p text:style-name="P1"/>
      <text:p text:style-name="P15"><text:bookmark-start text:name="DDE_LINK7"/>Programa → Declaraciones &amp; Instrucciones<text:bookmark-end text:name="DDE_LINK7"/></text:p>
      <text:p text:style-name="P15"><text:tab/><text:span text:style-name="T12">Programa.codP = Instrucciones.codP</text:span></text:p>
      <text:p text:style-name="P14"><text:tab/>Programa.codJ = Instrucciones.codJ</text:p>
      <text:p text:style-name="P14"/>
      <text:p text:style-name="P15">Declaraciones → Declaración ; Declaraciones</text:p>
      <text:p text:style-name="P14"><text:tab/>Declaraciones<text:span text:style-name="T11">o</text:span>.ts = inserta(Declaraciones1.tsh, Declaracion.id, &lt;dir:Declaraciones1.numVars&gt;)</text:p>
      <text:p text:style-name="P14"><text:tab/>Declaraciones<text:span text:style-name="T11">o</text:span>.numVars = Declaraciones1.numVars +1</text:p>
      <text:p text:style-name="P14"/>
      <text:p text:style-name="P15">Declaraciones → Declaración</text:p>
      <text:p text:style-name="P14"><text:tab/>Declaraciones.ts = inserta(creaTs(), Declaracion.id, &lt;dir:0&gt;)</text:p>
      <text:p text:style-name="P14"><text:tab/>Declaraciones.numVars = 1</text:p>
      <text:p text:style-name="P14"/>
      <text:p text:style-name="P28"><text:span text:style-name="T12"/></text:p>
      <text:p text:style-name="P14"/>
      <text:p text:style-name="P15">Instrucciones → Instrucción ; Instrucciones</text:p>
      <text:p text:style-name="P14"><text:tab/>Instrucciones<text:span text:style-name="T11">o</text:span>.codP = Instrucción.codP || Instrucciones<text:span text:style-name="T11">1</text:span>.codP</text:p>
      <text:p text:style-name="P14"><text:tab/>Instrucciones<text:span text:style-name="T11">o</text:span>.codJ = Instrucción.codJ || Instrucciones<text:span text:style-name="T11">1</text:span>.codJ</text:p>
      <text:p text:style-name="P14"/>
      <text:p text:style-name="P15">Instrucciones → Instrucción</text:p>
      <text:p text:style-name="P14"><text:soft-page-break/><text:span text:style-name="T1"><text:tab/></text:span>Instrucciones.codP = Instrucción.codP</text:p>
      <text:p text:style-name="P14"><text:tab/>Instrucciones.codJ = Instrucción.codJ</text:p>
      <text:p text:style-name="P21">Instrucción → InsAsignación</text:p>
      <text:p text:style-name="P20"><text:tab/>Instrucciones.codP = InsAsignación.codP</text:p>
      <text:p text:style-name="P20"><text:tab/>Instrucciones.codJ = InsAsignación.codJ</text:p>
      <text:p text:style-name="P14"/>
      <text:p text:style-name="P15">Instrucción → InsLectura</text:p>
      <text:p text:style-name="P14"><text:tab/>Instruccion.codP = InsLectura.codP</text:p>
      <text:p text:style-name="P14"><text:tab/>Instruccion.codJ = InsLectura.codJ<text:tab/></text:p>
      <text:p text:style-name="P14"/>
      <text:p text:style-name="P15">Instrucción → InsEscritura</text:p>
      <text:p text:style-name="P14"><text:tab/>Instrucción.codP = InsEscritura.codP</text:p>
      <text:p text:style-name="P14"><text:tab/>Instrucción.codJ = InsEscritura.codJ<text:tab/></text:p>
      <text:p text:style-name="P14"/>
      <text:p text:style-name="P15"><text:bookmark-start text:name="DDE_LINK8"/>InsLectura<text:bookmark-end text:name="DDE_LINK8"/> → <text:s/>in(id)</text:p>
      <text:p text:style-name="P16"><text:tab/>InsLectura.codP = in InsLectura.tsh[id.lex].dir</text:p>
      <text:p text:style-name="P16"><text:tab/>InsLectura.codJ = lectura dameNumTipo(InsLectura.tsh[id.lex].tipo)</text:p>
      <text:p text:style-name="P16"/>
      <text:p text:style-name="P15">InsEscritura → out(Expresion)</text:p>
      <text:p text:style-name="P16"><text:tab/>InsEscritura.codP = expresion.codP || out</text:p>
      <text:p text:style-name="P16"><text:tab/>InsEscritura.codJ = Expresión.codJ || escritura dameNumTipo(Expresion.tipo)</text:p>
      <text:p text:style-name="P19"/>
      <text:p text:style-name="P15">InsAsignación → id := Expresión</text:p>
      <text:p text:style-name="P14"><text:tab/><text:span text:style-name="T7">InsAsignación.codP = Expresión.codP || desapila-dir InsAsignación.tsh[id.lex].dir</text:span></text:p>
      <text:p text:style-name="P22"><text:tab/>InsAsignacion.codJ = </text:p>
      <text:p text:style-name="P22"><text:tab/><text:tab/>case (InstAsignacion.tsh[id.lex].tipo)</text:p>
      <text:p text:style-name="P22"><text:tab/><text:tab/><text:tab/>boolean:</text:p>
      <text:p text:style-name="P22"><text:tab/><text:tab/><text:tab/><text:tab/>Expresion.codJ || i2b || istore InstAsignación.tsh[id.lex].dir</text:p>
      <text:p text:style-name="P22"><text:tab/><text:tab/><text:tab/>character:</text:p>
      <text:p text:style-name="P22"><text:tab/><text:tab/><text:tab/><text:tab/>Expresion.codJ || i2c || istore InstAsignación.tsh[id.lex].dir</text:p>
      <text:p text:style-name="P22"><text:tab/><text:tab/><text:tab/>natural:</text:p>
      <text:p text:style-name="P22"><text:tab/><text:tab/><text:tab/>entero:</text:p>
      <text:p text:style-name="P22"><text:tab/><text:tab/><text:tab/><text:tab/>Expresion.codJ || istore InstAsignación.tsh[id.lex].dir</text:p>
      <text:p text:style-name="P22"><text:tab/><text:tab/><text:tab/>float:</text:p>
      <text:p text:style-name="P14"><text:span text:style-name="T9"><text:tab/><text:tab/><text:tab/><text:tab/>Expresion.codJ || fstore InstAsignación.tsh[id.lex].dir<text:tab/><text:tab/></text:span><text:tab/><text:tab/></text:p>
      <text:p text:style-name="P14"/>
      <text:p text:style-name="P15">Expresión → ExpresiónNiv1 OpNiv0 ExpresiónNiv1</text:p>
      <text:p text:style-name="P14"><text:tab/>Expresión.codP = </text:p>
      <text:p text:style-name="P14"><text:tab/><text:tab/>case (OpNiv0.op)</text:p>
      <text:p text:style-name="P14"><text:tab/><text:tab/><text:tab/>menor:</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enor</text:p>
      <text:p text:style-name="P14"><text:tab/><text:tab/><text:tab/><text:tab/><text:tab/><text:tab/>sino</text:p>
      <text:p text:style-name="P14"><text:tab/><text:tab/><text:tab/><text:tab/><text:tab/><text:tab/><text:tab/>ExpresiónNiv1<text:span text:style-name="T11">o</text:span>.codP || ExpresiónNiv1<text:span text:style-name="T11">1</text:span>.codP || CastFloat || menor</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text:p>
      <text:p text:style-name="P14"><text:tab/><text:tab/><text:tab/><text:tab/><text:tab/><text:tab/>sino si (ExpresiónNiv12.tipo = natural)</text:p>
      <text:p text:style-name="P14"><text:tab/><text:tab/><text:tab/><text:tab/><text:tab/><text:tab/><text:tab/>ExpresiónNiv1<text:span text:style-name="T11">o</text:span>.codP || ExpresiónNiv1<text:span text:style-name="T11">1</text:span>.codP || CastInt || menor</text:p>
      <text:p text:style-name="P14"><text:tab/><text:tab/><text:tab/><text:tab/><text:tab/><text:tab/>sino</text:p>
      <text:p text:style-name="P14"><text:tab/><text:tab/><text:tab/><text:tab/><text:tab/><text:tab/><text:tab/>ExpresiónNiv1<text:span text:style-name="T11">o</text:span>.codP || ExpresiónNiv1<text:span text:style-name="T11">1</text:span>.codP || menor</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menor</text:p>
      <text:p text:style-name="P14"><text:tab/><text:tab/><text:tab/><text:tab/><text:tab/><text:tab/>sino</text:p>
      <text:p text:style-name="P14"><text:tab/><text:tab/><text:tab/><text:tab/><text:tab/><text:tab/><text:tab/>ExpresiónNiv1<text:span text:style-name="T11">o</text:span>.codP || ExpresiónNiv1<text:span text:style-name="T11">1</text:span>.codP || menor</text:p>
      <text:p text:style-name="P14"><text:soft-page-break/><text:tab/><text:tab/><text:tab/><text:tab/><text:tab/>otro:</text:p>
      <text:p text:style-name="P14"><text:tab/><text:tab/><text:tab/><text:tab/><text:tab/><text:tab/>ExpresiónNiv1<text:span text:style-name="T11">o</text:span>.codP || ExpresiónNiv1<text:span text:style-name="T11">1</text:span>.codP || menor</text:p>
      <text:p text:style-name="P14"><text:tab/><text:tab/><text:tab/>mayor</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ayor</text:p>
      <text:p text:style-name="P14"><text:tab/><text:tab/><text:tab/><text:tab/><text:tab/><text:tab/>sino</text:p>
      <text:p text:style-name="P14"><text:tab/><text:tab/><text:tab/><text:tab/><text:tab/><text:tab/><text:tab/>ExpresiónNiv1<text:span text:style-name="T11">o</text:span>.codP || ExpresiónNiv1<text:span text:style-name="T11">1</text:span>.codP || CastFloat || mayor</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text:p>
      <text:p text:style-name="P14"><text:tab/><text:tab/><text:tab/><text:tab/><text:tab/><text:tab/>sino si (ExpresiónNiv1<text:span text:style-name="T11">1</text:span>.tipo = natural)</text:p>
      <text:p text:style-name="P14"><text:tab/><text:tab/><text:tab/><text:tab/><text:tab/><text:tab/><text:tab/>ExpresiónNiv1<text:span text:style-name="T11">o</text:span>.codP || ExpresiónNiv1<text:span text:style-name="T11">1</text:span>.codP || CastInt || mayor</text:p>
      <text:p text:style-name="P14"><text:tab/><text:tab/><text:tab/><text:tab/><text:tab/><text:tab/>sino</text:p>
      <text:p text:style-name="P14"><text:tab/><text:tab/><text:tab/><text:tab/><text:tab/><text:tab/><text:tab/>ExpresiónNiv1<text:span text:style-name="T11">o</text:span>.codP || ExpresiónNiv1<text:span text:style-name="T11">1</text:span>.codP || mayor</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text:p>
      <text:p text:style-name="P14"><text:tab/><text:tab/><text:tab/><text:tab/><text:tab/><text:tab/>sino si (ExpresiónNiv1<text:span text:style-name="T11">1</text:span>.tipo = entero)</text:p>
      <text:p text:style-name="P14"><text:tab/><text:tab/><text:tab/><text:tab/><text:tab/><text:tab/><text:tab/>ExpresiónNiv1<text:span text:style-name="T11">o</text:span>.codP || CastInt || ExpresiónNiv1<text:span text:style-name="T11">1</text:span>.codP || mayor</text:p>
      <text:p text:style-name="P14"><text:tab/><text:tab/><text:tab/><text:tab/><text:tab/><text:tab/>sino</text:p>
      <text:p text:style-name="P14"><text:tab/><text:tab/><text:tab/><text:tab/><text:tab/><text:tab/><text:tab/>ExpresiónNiv1<text:span text:style-name="T11">o</text:span>.codP || ExpresiónNiv1<text:span text:style-name="T11">1</text:span>.codP || mayor</text:p>
      <text:p text:style-name="P14"><text:tab/><text:tab/><text:tab/><text:tab/><text:tab/>otro:</text:p>
      <text:p text:style-name="P14"><text:tab/><text:tab/><text:tab/><text:tab/><text:tab/><text:tab/>ExpresiónNiv1<text:span text:style-name="T11">o</text:span>.codP || ExpresiónNiv1<text:span text:style-name="T11">1</text:span>.codP || <text:s/>mayor</text:p>
      <text:p text:style-name="P14"><text:tab/><text:tab/><text:tab/>menor-ig</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enorIg</text:p>
      <text:p text:style-name="P14"><text:tab/><text:tab/><text:tab/><text:tab/><text:tab/><text:tab/>sino</text:p>
      <text:p text:style-name="P14"><text:tab/><text:tab/><text:tab/><text:tab/><text:tab/><text:tab/><text:tab/>ExpresiónNiv1<text:span text:style-name="T11">o</text:span>.codP || ExpresiónNiv1<text:span text:style-name="T11">1</text:span>.codP || CastFloat || menorIg</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Ig</text:p>
      <text:p text:style-name="P14"><text:tab/><text:tab/><text:tab/><text:tab/><text:tab/><text:tab/>sino si (ExpresiónNiv12.tipo = natural)</text:p>
      <text:p text:style-name="P14"><text:tab/><text:tab/><text:tab/><text:tab/><text:tab/><text:tab/><text:tab/>ExpresiónNiv1<text:span text:style-name="T11">o</text:span>.codP || ExpresiónNiv1<text:span text:style-name="T11">1</text:span>.codP || CastInt || menorIg</text:p>
      <text:p text:style-name="P14"><text:tab/><text:tab/><text:tab/><text:tab/><text:tab/><text:tab/>sino</text:p>
      <text:p text:style-name="P14"><text:tab/><text:tab/><text:tab/><text:tab/><text:tab/><text:tab/><text:tab/>ExpresiónNiv1<text:span text:style-name="T11">o</text:span>.codP || ExpresiónNiv1<text:span text:style-name="T11">1</text:span>.codP || menorIg</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Ig</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menorIg</text:p>
      <text:p text:style-name="P14"><text:tab/><text:tab/><text:tab/><text:tab/><text:tab/><text:tab/>sino</text:p>
      <text:p text:style-name="P14"><text:tab/><text:tab/><text:tab/><text:tab/><text:tab/><text:tab/><text:tab/>ExpresiónNiv1<text:span text:style-name="T11">o</text:span>.codP || ExpresiónNiv1<text:span text:style-name="T11">1</text:span>.codP || menorIg</text:p>
      <text:p text:style-name="P14"><text:tab/><text:tab/><text:tab/><text:tab/><text:tab/>otro:</text:p>
      <text:p text:style-name="P14"><text:tab/><text:tab/><text:tab/><text:tab/><text:tab/><text:tab/>ExpresiónNiv1<text:span text:style-name="T11">o</text:span>.codP || ExpresiónNiv1<text:span text:style-name="T11">1</text:span>.codP || <text:s/>menorIg</text:p>
      <text:p text:style-name="P14"><text:tab/><text:tab/><text:tab/>mayor-ig</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ayorIg</text:p>
      <text:p text:style-name="P14"><text:tab/><text:tab/><text:tab/><text:tab/><text:tab/><text:tab/>sino</text:p>
      <text:p text:style-name="P14"><text:tab/><text:tab/><text:tab/><text:tab/><text:tab/><text:tab/><text:tab/>ExpresiónNiv1<text:span text:style-name="T11">o</text:span>.codP || ExpresiónNiv1<text:span text:style-name="T11">1</text:span>.codP || CastFloat || mayorIg</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Ig</text:p>
      <text:p text:style-name="P14"><text:tab/><text:tab/><text:tab/><text:tab/><text:tab/><text:tab/>sino si (ExpresiónNiv12.tipo = natural)</text:p>
      <text:p text:style-name="P14"><text:tab/><text:tab/><text:tab/><text:tab/><text:tab/><text:tab/><text:tab/>ExpresiónNiv1<text:span text:style-name="T11">o</text:span>.codP || ExpresiónNiv1<text:span text:style-name="T11">1</text:span>.codP || CastInt || mayorIg</text:p>
      <text:p text:style-name="P14"><text:soft-page-break/><text:tab/><text:tab/><text:tab/><text:tab/><text:tab/><text:tab/>sino</text:p>
      <text:p text:style-name="P14"><text:tab/><text:tab/><text:tab/><text:tab/><text:tab/><text:tab/><text:tab/>ExpresiónNiv1<text:span text:style-name="T11">o</text:span>.codP || ExpresiónNiv1<text:span text:style-name="T11">1</text:span>.codP || mayorIg</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Ig</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mayorIg</text:p>
      <text:p text:style-name="P14"><text:tab/><text:tab/><text:tab/><text:tab/><text:tab/><text:tab/>sino</text:p>
      <text:p text:style-name="P14"><text:tab/><text:tab/><text:tab/><text:tab/><text:tab/><text:tab/><text:tab/>ExpresiónNiv1<text:span text:style-name="T11">o</text:span>.codP || ExpresiónNiv1<text:span text:style-name="T11">1</text:span>.codP || mayorIg</text:p>
      <text:p text:style-name="P14"><text:tab/><text:tab/><text:tab/><text:tab/><text:tab/>otro:</text:p>
      <text:p text:style-name="P14"><text:tab/><text:tab/><text:tab/><text:tab/><text:tab/><text:tab/>ExpresiónNiv1<text:span text:style-name="T11">o</text:span>.codP || ExpresiónNiv1<text:span text:style-name="T11">1</text:span>.codP || <text:s/>mayorIg</text:p>
      <text:p text:style-name="P14"><text:tab/><text:tab/><text:tab/>igual</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igual</text:p>
      <text:p text:style-name="P14"><text:tab/><text:tab/><text:tab/><text:tab/><text:tab/><text:tab/>sino</text:p>
      <text:p text:style-name="P14"><text:tab/><text:tab/><text:tab/><text:tab/><text:tab/><text:tab/><text:tab/>ExpresiónNiv1<text:span text:style-name="T11">o</text:span>.codP || ExpresiónNiv1<text:span text:style-name="T11">1</text:span>.codP || CastFloat || igual</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igual</text:p>
      <text:p text:style-name="P14"><text:tab/><text:tab/><text:tab/><text:tab/><text:tab/><text:tab/>sino si (ExpresiónNiv1<text:span text:style-name="T11">1</text:span>.tipo = natural)</text:p>
      <text:p text:style-name="P14"><text:tab/><text:tab/><text:tab/><text:tab/><text:tab/><text:tab/><text:tab/>ExpresiónNiv1<text:span text:style-name="T11">o</text:span>.codP || ExpresiónNiv1<text:span text:style-name="T11">1</text:span>.codP || CastInt || igual</text:p>
      <text:p text:style-name="P14"><text:tab/><text:tab/><text:tab/><text:tab/><text:tab/><text:tab/>sino</text:p>
      <text:p text:style-name="P14"><text:tab/><text:tab/><text:tab/><text:tab/><text:tab/><text:tab/><text:tab/>ExpresiónNiv1<text:span text:style-name="T11">o</text:span>.codP || ExpresiónNiv1<text:span text:style-name="T11">1</text:span>.codP || igual</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igual</text:p>
      <text:p text:style-name="P14"><text:tab/><text:tab/><text:tab/><text:tab/><text:tab/><text:tab/>sino si (ExpresiónNiv1<text:span text:style-name="T11">1</text:span>.tipo = entero)</text:p>
      <text:p text:style-name="P14"><text:tab/><text:tab/><text:tab/><text:tab/><text:tab/><text:tab/><text:tab/>ExpresiónNiv1<text:span text:style-name="T11">o</text:span>.codP || CastInt || ExpresiónNiv1<text:span text:style-name="T11">1</text:span>.codP || igual</text:p>
      <text:p text:style-name="P14"><text:tab/><text:tab/><text:tab/><text:tab/><text:tab/><text:tab/>sino</text:p>
      <text:p text:style-name="P14"><text:tab/><text:tab/><text:tab/><text:tab/><text:tab/><text:tab/><text:tab/>ExpresiónNiv1<text:span text:style-name="T11">o</text:span>.codP || ExpresiónNiv1<text:span text:style-name="T11">1</text:span>.codP || igual</text:p>
      <text:p text:style-name="P14"><text:tab/><text:tab/><text:tab/><text:tab/><text:tab/>otro:</text:p>
      <text:p text:style-name="P14"><text:tab/><text:tab/><text:tab/><text:tab/><text:tab/><text:tab/>ExpresiónNiv1<text:span text:style-name="T11">o</text:span>.codP || ExpresiónNiv1<text:span text:style-name="T11">1</text:span>.codP || <text:s/>igual</text:p>
      <text:p text:style-name="P14"><text:tab/><text:tab/><text:tab/>no-igual</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no-igual</text:p>
      <text:p text:style-name="P14"><text:tab/><text:tab/><text:tab/><text:tab/><text:tab/><text:tab/>sino</text:p>
      <text:p text:style-name="P14"><text:tab/><text:tab/><text:tab/><text:tab/><text:tab/><text:tab/><text:tab/>ExpresiónNiv1<text:span text:style-name="T11">o</text:span>.codP || ExpresiónNiv1<text:span text:style-name="T11">1</text:span>.codP || CastFloat || no-igual</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no-igual</text:p>
      <text:p text:style-name="P14"><text:tab/><text:tab/><text:tab/><text:tab/><text:tab/><text:tab/>sino si (ExpresiónNiv12.tipo = natural)</text:p>
      <text:p text:style-name="P14"><text:tab/><text:tab/><text:tab/><text:tab/><text:tab/><text:tab/><text:tab/>ExpresiónNiv1<text:span text:style-name="T11">o</text:span>.codP || ExpresiónNiv1<text:span text:style-name="T11">1</text:span>.codP || CastInt || no-igual</text:p>
      <text:p text:style-name="P14"><text:tab/><text:tab/><text:tab/><text:tab/><text:tab/><text:tab/>sino</text:p>
      <text:p text:style-name="P14"><text:tab/><text:tab/><text:tab/><text:tab/><text:tab/><text:tab/><text:tab/>ExpresiónNiv1<text:span text:style-name="T11">o</text:span>.codP || ExpresiónNiv1<text:span text:style-name="T11">1</text:span>.codP || no-igual</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no-igual</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no-igual</text:p>
      <text:p text:style-name="P14"><text:tab/><text:tab/><text:tab/><text:tab/><text:tab/><text:tab/>sino</text:p>
      <text:p text:style-name="P14"><text:tab/><text:tab/><text:tab/><text:tab/><text:tab/><text:tab/><text:tab/>ExpresiónNiv1<text:span text:style-name="T11">o</text:span>.codP || ExpresiónNiv1<text:span text:style-name="T11">1</text:span>.codP || no-igual</text:p>
      <text:p text:style-name="P14"><text:tab/><text:tab/><text:tab/><text:tab/><text:tab/>otro:</text:p>
      <text:p text:style-name="P14"><text:tab/><text:tab/><text:tab/><text:tab/><text:tab/><text:tab/>ExpresiónNiv1<text:span text:style-name="T11">o</text:span>.codP || ExpresiónNiv1<text:span text:style-name="T11">1</text:span>.codP || <text:s/>no-igual</text:p>
      <text:p text:style-name="P14"/>
      <text:p text:style-name="P14"><text:tab/>Expresión.codJ = </text:p>
      <text:p text:style-name="P14"><text:tab/><text:tab/>case (OpNiv0.op)</text:p>
      <text:p text:style-name="P14"><text:soft-page-break/><text:tab/><text:tab/><text:tab/>menor:</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soft-page-break/><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soft-page-break/><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l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igual</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soft-page-break/><text:tab/><text:tab/><text:tab/>no-igual</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
      <text:p text:style-name="P15">Expresión → ExpresiónNiv1</text:p>
      <text:p text:style-name="P14"><text:tab/>Expresión.codP = ExpresionNiv1.codP</text:p>
      <text:p text:style-name="P14"><text:tab/>Expresión.codJ = ExpresionNiv1.codJ</text:p>
      <text:p text:style-name="P14"/>
      <text:p text:style-name="P15">ExpresiónNiv1 → ExpresiónNiv1 OpNiv1 ExpresiónNiv2</text:p>
      <text:p text:style-name="P14"><text:tab/>ExpresionNiv1<text:span text:style-name="T11">o</text:span>.codP =</text:p>
      <text:p text:style-name="P14"><text:tab/><text:tab/>case (OpNiv1.op)</text:p>
      <text:p text:style-name="P14"><text:tab/><text:tab/><text:tab/>suma:</text:p>
      <text:p text:style-name="P17"><text:tab/><text:tab/><text:tab/><text:tab/>case (ExpresionNiv1<text:span text:style-name="T11">1</text:span>.tipo)</text:p>
      <text:p text:style-name="P17"><text:tab/><text:tab/><text:tab/><text:tab/><text:tab/>float:</text:p>
      <text:p text:style-name="P17"><text:tab/><text:tab/><text:tab/><text:tab/><text:tab/><text:tab/>si(ExpresionNiv2 .tipo = float)</text:p>
      <text:p text:style-name="P17"><text:tab/><text:tab/><text:tab/><text:tab/><text:tab/><text:tab/><text:tab/>ExpresionNiv1<text:span text:style-name="T11">1</text:span>.codP || ExpresionNiv2.codP || sumar</text:p>
      <text:p text:style-name="P17"><text:tab/><text:tab/><text:tab/><text:tab/><text:tab/><text:tab/>sino </text:p>
      <text:p text:style-name="P17"><text:tab/><text:tab/><text:tab/><text:tab/><text:tab/><text:tab/><text:tab/>ExpresionNiv1<text:span text:style-name="T11">1</text:span>.codP || ExpresionNiv2.codP || CastFloat || sumar</text:p>
      <text:p text:style-name="P17"><text:tab/><text:tab/><text:tab/><text:tab/><text:tab/>entero:</text:p>
      <text:p text:style-name="P17"><text:tab/><text:tab/><text:tab/><text:tab/><text:tab/><text:tab/>si (ExpresionNiv2.tipo = float)</text:p>
      <text:p text:style-name="P17"><text:tab/><text:tab/><text:tab/><text:tab/><text:tab/><text:tab/><text:tab/>ExpresionNiv1<text:span text:style-name="T11">1</text:span>.codP || CastFloat || ExpresionNiv2.codP || sumar</text:p>
      <text:p text:style-name="P17"><text:tab/><text:tab/><text:tab/><text:tab/><text:tab/><text:tab/>sino si (ExpresionNiv2.tipo = natural)</text:p>
      <text:p text:style-name="P17"><text:tab/><text:tab/><text:tab/><text:tab/><text:tab/><text:tab/><text:tab/>ExpresionNiv1<text:span text:style-name="T11">1</text:span>.codP || ExpresionNiv2.codP || CastInt || sumar</text:p>
      <text:p text:style-name="P17"><text:tab/><text:tab/><text:tab/><text:tab/><text:tab/><text:tab/>sino </text:p>
      <text:p text:style-name="P17"><text:tab/><text:tab/><text:tab/><text:tab/><text:tab/><text:tab/><text:tab/>ExpresionNiv1<text:span text:style-name="T11">1</text:span>.codP || ExpresionNiv2.codP || sumar</text:p>
      <text:p text:style-name="P17"><text:tab/><text:tab/><text:tab/><text:tab/><text:tab/>natural:</text:p>
      <text:p text:style-name="P17"><text:tab/><text:tab/><text:tab/><text:tab/><text:tab/><text:tab/>si (ExpresionNiv2.tipo = float)</text:p>
      <text:p text:style-name="P17"><text:soft-page-break/><text:tab/><text:tab/><text:tab/><text:tab/><text:tab/><text:tab/><text:tab/>ExpresionNiv1<text:span text:style-name="T11">1</text:span>.codP || CastFloat || ExpresionNiv2.codP || sumar</text:p>
      <text:p text:style-name="P17"><text:tab/><text:tab/><text:tab/><text:tab/><text:tab/><text:tab/>sino si (ExpresionNiv2.tipo = entero)</text:p>
      <text:p text:style-name="P17"><text:tab/><text:tab/><text:tab/><text:tab/><text:tab/><text:tab/><text:tab/>ExpresionNiv1<text:span text:style-name="T11">1</text:span>.codP || CastInt || ExpresionNiv2.codP || <text:s/>sumar</text:p>
      <text:p text:style-name="P17"><text:tab/><text:tab/><text:tab/><text:tab/><text:tab/><text:tab/>sino </text:p>
      <text:p text:style-name="P17"><text:tab/><text:tab/><text:tab/><text:tab/><text:tab/><text:tab/><text:tab/>ExpresionNiv1<text:span text:style-name="T11">1</text:span>.codP || ExpresionNiv2.codP || sumar</text:p>
      <text:p text:style-name="P14"><text:tab/><text:tab/><text:tab/>resta:</text:p>
      <text:p text:style-name="P17"><text:tab/><text:tab/><text:tab/><text:tab/>case (ExpresionNiv1<text:span text:style-name="T11">1</text:span>.tipo)</text:p>
      <text:p text:style-name="P17"><text:tab/><text:tab/><text:tab/><text:tab/><text:tab/>float:</text:p>
      <text:p text:style-name="P17"><text:tab/><text:tab/><text:tab/><text:tab/><text:tab/><text:tab/>si(ExpresionNiv2 .tipo = float)</text:p>
      <text:p text:style-name="P17"><text:tab/><text:tab/><text:tab/><text:tab/><text:tab/><text:tab/><text:tab/>ExpresionNiv1<text:span text:style-name="T11">1</text:span>.codP || ExpresionNiv2.codP || restar</text:p>
      <text:p text:style-name="P17"><text:tab/><text:tab/><text:tab/><text:tab/><text:tab/><text:tab/>sino </text:p>
      <text:p text:style-name="P17"><text:tab/><text:tab/><text:tab/><text:tab/><text:tab/><text:tab/><text:tab/>ExpresionNiv1<text:span text:style-name="T11">1</text:span>.codP || ExpresionNiv2.codP || CastFloat || restar</text:p>
      <text:p text:style-name="P17"><text:tab/><text:tab/><text:tab/><text:tab/><text:tab/>entero:</text:p>
      <text:p text:style-name="P17"><text:tab/><text:tab/><text:tab/><text:tab/><text:tab/><text:tab/>si (ExpresionNiv2.tipo = float)</text:p>
      <text:p text:style-name="P17"><text:tab/><text:tab/><text:tab/><text:tab/><text:tab/><text:tab/><text:tab/>ExpresionNiv1<text:span text:style-name="T11">1</text:span>.codP || CastFloat || ExpresionNiv2.codP || restar</text:p>
      <text:p text:style-name="P17"><text:tab/><text:tab/><text:tab/><text:tab/><text:tab/><text:tab/>sino si (ExpresionNiv2.tipo = natural)</text:p>
      <text:p text:style-name="P17"><text:tab/><text:tab/><text:tab/><text:tab/><text:tab/><text:tab/><text:tab/>ExpresionNiv1<text:span text:style-name="T11">1</text:span>.codP || ExpresionNiv2.codP || CastInt || restar</text:p>
      <text:p text:style-name="P17"><text:tab/><text:tab/><text:tab/><text:tab/><text:tab/><text:tab/>sino </text:p>
      <text:p text:style-name="P17"><text:tab/><text:tab/><text:tab/><text:tab/><text:tab/><text:tab/><text:tab/>ExpresionNiv1<text:span text:style-name="T11">1</text:span>.codP || ExpresionNiv2.codP || restar</text:p>
      <text:p text:style-name="P17"><text:tab/><text:tab/><text:tab/><text:tab/><text:tab/>natural:</text:p>
      <text:p text:style-name="P17"><text:tab/><text:tab/><text:tab/><text:tab/><text:tab/><text:tab/>si (ExpresionNiv2.tipo = float)</text:p>
      <text:p text:style-name="P17"><text:tab/><text:tab/><text:tab/><text:tab/><text:tab/><text:tab/><text:tab/>ExpresionNiv1<text:span text:style-name="T11">1</text:span>.codP || CastFloat || ExpresionNiv2.codP || restar</text:p>
      <text:p text:style-name="P17"><text:tab/><text:tab/><text:tab/><text:tab/><text:tab/><text:tab/>sino si (ExpresionNiv2.tipo = entero)</text:p>
      <text:p text:style-name="P17"><text:tab/><text:tab/><text:tab/><text:tab/><text:tab/><text:tab/><text:tab/>ExpresionNiv1<text:span text:style-name="T11">1</text:span>.codP || CastInt || ExpresionNiv2.codP || <text:s/>restar</text:p>
      <text:p text:style-name="P17"><text:tab/><text:tab/><text:tab/><text:tab/><text:tab/><text:tab/>sino </text:p>
      <text:p text:style-name="P17"><text:tab/><text:tab/><text:tab/><text:tab/><text:tab/><text:tab/><text:tab/>ExpresionNiv1<text:span text:style-name="T11">1</text:span>.codP || ExpresionNiv2.codP || restar</text:p>
      <text:p text:style-name="P14"><text:tab/><text:tab/><text:tab/>o:</text:p>
      <text:p text:style-name="P14"><text:tab/><text:tab/><text:tab/><text:tab/>ExpresiónNiv1<text:span text:style-name="T11">1</text:span>.codP || ExpresiónNiv2.codP || o<text:tab/><text:tab/></text:p>
      <text:p text:style-name="P14"><text:tab/>ExpresionNiv1<text:span text:style-name="T11">o</text:span>.codJ =</text:p>
      <text:p text:style-name="P14"><text:tab/><text:tab/>case (OpNiv1.op)</text:p>
      <text:p text:style-name="P14"><text:tab/><text:tab/><text:tab/>suma:</text:p>
      <text:p text:style-name="P14"><text:tab/><text:tab/><text:tab/><text:tab/>si (ExpresionNiv1<text:span text:style-name="T11">1</text:span>.tipo = float)</text:p>
      <text:p text:style-name="P14"><text:tab/><text:tab/><text:tab/><text:tab/><text:tab/>si(ExpresionNiv2.tipo = float)</text:p>
      <text:p text:style-name="P14"><text:tab/><text:tab/><text:tab/><text:tab/><text:tab/><text:tab/> ExpresiónNiv1<text:span text:style-name="T11">1</text:span>.codJ || ExpresiónNiv2. codJ || fadd</text:p>
      <text:p text:style-name="P14"><text:tab/><text:tab/><text:tab/><text:tab/><text:tab/>sino</text:p>
      <text:p text:style-name="P14"><text:tab/><text:tab/><text:tab/><text:tab/><text:tab/><text:tab/> ExpresiónNiv1<text:span text:style-name="T11">1</text:span>.codJ || ExpresiónNiv2. codJ || i2f || fadd</text:p>
      <text:p text:style-name="P14"><text:tab/><text:tab/><text:tab/><text:tab/>sino</text:p>
      <text:p text:style-name="P14"><text:tab/><text:tab/><text:tab/><text:tab/><text:tab/>si(ExpresionNiv2.tipo = float)</text:p>
      <text:p text:style-name="P14"><text:tab/><text:tab/><text:tab/><text:tab/><text:tab/><text:tab/> ExpresiónNiv1<text:span text:style-name="T11">1</text:span>.codJ || i2f || ExpresiónNiv2. codJ || fadd</text:p>
      <text:p text:style-name="P14"><text:tab/><text:tab/><text:tab/><text:tab/><text:tab/>sino</text:p>
      <text:p text:style-name="P14"><text:tab/><text:tab/><text:tab/><text:tab/><text:tab/><text:tab/> ExpresiónNiv11.codJ || ExpresiónNiv2. codJ || iadd</text:p>
      <text:p text:style-name="P14"><text:tab/><text:tab/><text:tab/>resta:</text:p>
      <text:p text:style-name="P14"><text:tab/><text:tab/><text:tab/><text:tab/>si (ExpresionNiv1<text:span text:style-name="T11">1</text:span>.tipo = float)</text:p>
      <text:p text:style-name="P14"><text:tab/><text:tab/><text:tab/><text:tab/><text:tab/>si(ExpresionNiv2.tipo = float)</text:p>
      <text:p text:style-name="P14"><text:tab/><text:tab/><text:tab/><text:tab/><text:tab/><text:tab/> ExpresiónNiv1<text:span text:style-name="T11">1</text:span>.codJ || ExpresiónNiv2. codJ || fsub</text:p>
      <text:p text:style-name="P14"><text:tab/><text:tab/><text:tab/><text:tab/><text:tab/>sino</text:p>
      <text:p text:style-name="P14"><text:tab/><text:tab/><text:tab/><text:tab/><text:tab/><text:tab/> ExpresiónNiv1<text:span text:style-name="T11">1</text:span>.codJ || ExpresiónNiv2. codJ || i2f || fsub</text:p>
      <text:p text:style-name="P14"><text:tab/><text:tab/><text:tab/><text:tab/>sino</text:p>
      <text:p text:style-name="P14"><text:tab/><text:tab/><text:tab/><text:tab/><text:tab/>si(ExpresionNiv2.tipo = float)</text:p>
      <text:p text:style-name="P14"><text:tab/><text:tab/><text:tab/><text:tab/><text:tab/><text:tab/> ExpresiónNiv1<text:span text:style-name="T11">1</text:span>.codJ || i2f || ExpresiónNiv2. codJ || fsub</text:p>
      <text:p text:style-name="P14"><text:tab/><text:tab/><text:tab/><text:tab/><text:tab/>sino</text:p>
      <text:p text:style-name="P14"><text:tab/><text:tab/><text:tab/><text:tab/><text:tab/><text:tab/> ExpresiónNiv1<text:span text:style-name="T11">1</text:span>.codJ || ExpresiónNiv2. codJ || isub</text:p>
      <text:p text:style-name="P14"><text:tab/><text:tab/><text:tab/>o:</text:p>
      <text:p text:style-name="P14"><text:tab/><text:tab/><text:tab/><text:tab/>ExpresiónNiv1<text:span text:style-name="T11">1</text:span>.codJ ||</text:p>
      <text:p text:style-name="P14"><text:tab/><text:tab/><text:tab/><text:tab/>ifne +7 ||</text:p>
      <text:p text:style-name="P14"><text:tab/><text:tab/><text:tab/><text:tab/>ExpresionNiv2.codJ ||</text:p>
      <text:p text:style-name="P14"><text:tab/><text:tab/><text:tab/><text:tab/>ifeq +7 ||</text:p>
      <text:p text:style-name="P14"><text:tab/><text:tab/><text:tab/><text:tab/>iconst_1 ||</text:p>
      <text:p text:style-name="P14"><text:tab/><text:tab/><text:tab/><text:tab/>goto +4 ||</text:p>
      <text:p text:style-name="P14"><text:tab/><text:tab/><text:tab/><text:tab/>iconst_0</text:p>
      <text:p text:style-name="P14"><text:soft-page-break/></text:p>
      <text:p text:style-name="P15">ExpresiónNiv1 → ExpresiónNiv2</text:p>
      <text:p text:style-name="P14"><text:bookmark-start text:name="DDE_LINK10"/><text:tab/>ExpresionNiv1.codP = ExpresionNiv2.codP<text:bookmark-end text:name="DDE_LINK10"/></text:p>
      <text:p text:style-name="P14"><text:tab/>ExpresionNiv1.codJ = ExpresionNiv2.codJ</text:p>
      <text:p text:style-name="P14"/>
      <text:p text:style-name="P15">ExpresiónNiv2 → ExpresiónNiv2 OpNiv2 ExpresiónNiv3</text:p>
      <text:p text:style-name="P17"><text:tab/>ExpresiónNiv2<text:span text:style-name="T11">o</text:span>.codP = </text:p>
      <text:p text:style-name="P17"><text:tab/><text:tab/>case(OpNiv2.op)</text:p>
      <text:p text:style-name="P17"><text:tab/><text:tab/><text:tab/>Multiplica:</text:p>
      <text:p text:style-name="P17"><text:tab/><text:tab/><text:tab/><text:tab/>case (ExpresionNiv2<text:span text:style-name="T11">1</text:span>.tipo)</text:p>
      <text:p text:style-name="P17"><text:tab/><text:tab/><text:tab/><text:tab/><text:tab/>float:</text:p>
      <text:p text:style-name="P17"><text:tab/><text:tab/><text:tab/><text:tab/><text:tab/><text:tab/>si(ExpresionNiv3.tipo = float)</text:p>
      <text:p text:style-name="P17"><text:tab/><text:tab/><text:tab/><text:tab/><text:tab/><text:tab/><text:tab/>ExpresiónNiv2<text:span text:style-name="T11">1</text:span>.codP || ExpresiónNiv3.codP || Mul</text:p>
      <text:p text:style-name="P17"><text:tab/><text:tab/><text:tab/><text:tab/><text:tab/><text:tab/>sino </text:p>
      <text:p text:style-name="P17"><text:tab/><text:tab/><text:tab/><text:tab/><text:tab/><text:tab/><text:tab/>ExpresiónNiv2<text:span text:style-name="T11">1</text:span>.codP || ExpresiónNiv3.codP || CastFloat || Mul</text:p>
      <text:p text:style-name="P17"><text:tab/><text:tab/><text:tab/><text:tab/><text:tab/>entero:</text:p>
      <text:p text:style-name="P17"><text:tab/><text:tab/><text:tab/><text:tab/><text:tab/><text:tab/>si (ExpresionNiv3 .tipo = float)</text:p>
      <text:p text:style-name="P17"><text:tab/><text:tab/><text:tab/><text:tab/><text:tab/><text:tab/><text:tab/>ExpresiónNiv2<text:span text:style-name="T11">1</text:span>.codP || CastFloat || ExpresiónNiv3.codP || Mul</text:p>
      <text:p text:style-name="P17"><text:tab/><text:tab/><text:tab/><text:tab/><text:tab/><text:tab/>sino si (ExpresionNiv3 .tipo = natural)</text:p>
      <text:p text:style-name="P17"><text:tab/><text:tab/><text:tab/><text:tab/><text:tab/><text:tab/><text:tab/>ExpresiónNiv2<text:span text:style-name="T11">1</text:span>.codP || ExpresiónNiv3.codP || CastInt || Mul</text:p>
      <text:p text:style-name="P17"><text:tab/><text:tab/><text:tab/><text:tab/><text:tab/><text:tab/>sino </text:p>
      <text:p text:style-name="P17"><text:tab/><text:tab/><text:tab/><text:tab/><text:tab/><text:tab/><text:tab/>ExpresiónNiv2<text:span text:style-name="T11">1</text:span>.codP || ExpresiónNiv3.codP || Mul</text:p>
      <text:p text:style-name="P17"><text:tab/><text:tab/><text:tab/><text:tab/><text:tab/>natural:</text:p>
      <text:p text:style-name="P17"><text:tab/><text:tab/><text:tab/><text:tab/><text:tab/><text:tab/>si (ExpresionNiv3 .tipo = float)</text:p>
      <text:p text:style-name="P17"><text:tab/><text:tab/><text:tab/><text:tab/><text:tab/><text:tab/><text:tab/>ExpresiónNiv2<text:span text:style-name="T11">1</text:span>.codP || CastFloat || ExpresiónNiv3.codP || Mul</text:p>
      <text:p text:style-name="P17"><text:tab/><text:tab/><text:tab/><text:tab/><text:tab/><text:tab/>sino si (ExpresionNiv3 .tipo = entero)</text:p>
      <text:p text:style-name="P17"><text:tab/><text:tab/><text:tab/><text:tab/><text:tab/><text:tab/><text:tab/>ExpresiónNiv2<text:span text:style-name="T11">1</text:span>.codP || CastInt || ExpresiónNiv3.codP || <text:s/>Mul</text:p>
      <text:p text:style-name="P17"><text:tab/><text:tab/><text:tab/><text:tab/><text:tab/><text:tab/>sino </text:p>
      <text:p text:style-name="P17"><text:tab/><text:tab/><text:tab/><text:tab/><text:tab/><text:tab/><text:tab/>ExpresiónNiv2<text:span text:style-name="T11">1</text:span>.codP || ExpresiónNiv3.codP || Mul</text:p>
      <text:p text:style-name="P17"><text:tab/><text:tab/><text:tab/>Divide:</text:p>
      <text:p text:style-name="P17"><text:tab/><text:tab/><text:tab/><text:tab/>case (ExpresionNiv2<text:span text:style-name="T11">1</text:span>.tipo)</text:p>
      <text:p text:style-name="P17"><text:tab/><text:tab/><text:tab/><text:tab/><text:tab/>float:</text:p>
      <text:p text:style-name="P17"><text:tab/><text:tab/><text:tab/><text:tab/><text:tab/><text:tab/>si(ExpresionNiv3.tipo = float)</text:p>
      <text:p text:style-name="P17"><text:tab/><text:tab/><text:tab/><text:tab/><text:tab/><text:tab/><text:tab/>ExpresiónNiv2<text:span text:style-name="T11">1</text:span>.codP || ExpresiónNiv3.codP || Div</text:p>
      <text:p text:style-name="P17"><text:tab/><text:tab/><text:tab/><text:tab/><text:tab/><text:tab/>sino </text:p>
      <text:p text:style-name="P17"><text:tab/><text:tab/><text:tab/><text:tab/><text:tab/><text:tab/><text:tab/>ExpresiónNiv2<text:span text:style-name="T11">1</text:span>.codP || ExpresiónNiv3.codP || CastFloat || Div</text:p>
      <text:p text:style-name="P17"><text:tab/><text:tab/><text:tab/><text:tab/><text:tab/>entero:</text:p>
      <text:p text:style-name="P17"><text:tab/><text:tab/><text:tab/><text:tab/><text:tab/><text:tab/>si (ExpresionNiv3 .tipo = float)</text:p>
      <text:p text:style-name="P17"><text:tab/><text:tab/><text:tab/><text:tab/><text:tab/><text:tab/><text:tab/>ExpresiónNiv2<text:span text:style-name="T11">1</text:span>.codP || CastFloat || ExpresiónNiv3.codP || Div</text:p>
      <text:p text:style-name="P17"><text:tab/><text:tab/><text:tab/><text:tab/><text:tab/><text:tab/>sino si (ExpresionNiv3 .tipo = natural)</text:p>
      <text:p text:style-name="P17"><text:tab/><text:tab/><text:tab/><text:tab/><text:tab/><text:tab/><text:tab/>ExpresiónNiv2<text:span text:style-name="T11">1</text:span>.codP || ExpresiónNiv3.codP || CastInt || Div</text:p>
      <text:p text:style-name="P17"><text:tab/><text:tab/><text:tab/><text:tab/><text:tab/><text:tab/>sino </text:p>
      <text:p text:style-name="P17"><text:tab/><text:tab/><text:tab/><text:tab/><text:tab/><text:tab/><text:tab/>ExpresiónNiv2<text:span text:style-name="T11">1</text:span>.codP || ExpresiónNiv3.codP || Div</text:p>
      <text:p text:style-name="P17"><text:tab/><text:tab/><text:tab/><text:tab/><text:tab/>natural:</text:p>
      <text:p text:style-name="P17"><text:tab/><text:tab/><text:tab/><text:tab/><text:tab/><text:tab/>si (ExpresionNiv3 .tipo = float)</text:p>
      <text:p text:style-name="P17"><text:tab/><text:tab/><text:tab/><text:tab/><text:tab/><text:tab/><text:tab/>ExpresiónNiv2<text:span text:style-name="T11">1</text:span>.codP || CastFloat || ExpresiónNiv3.codP || Div</text:p>
      <text:p text:style-name="P17"><text:tab/><text:tab/><text:tab/><text:tab/><text:tab/><text:tab/>sino si (ExpresionNiv3 .tipo = entero)</text:p>
      <text:p text:style-name="P17"><text:tab/><text:tab/><text:tab/><text:tab/><text:tab/><text:tab/><text:tab/>ExpresiónNiv2<text:span text:style-name="T11">1</text:span>.codP || CastInt || ExpresiónNiv3.codP || <text:s/>Div</text:p>
      <text:p text:style-name="P17"><text:tab/><text:tab/><text:tab/><text:tab/><text:tab/><text:tab/>sino </text:p>
      <text:p text:style-name="P17"><text:tab/><text:tab/><text:tab/><text:tab/><text:tab/><text:tab/><text:tab/>ExpresiónNiv2<text:span text:style-name="T11">1</text:span>.codP || ExpresiónNiv3.codP || Div</text:p>
      <text:p text:style-name="P17"><text:tab/><text:tab/><text:tab/>Modulo:</text:p>
      <text:p text:style-name="P17"><text:tab/><text:tab/><text:tab/><text:tab/>ExpresiónNiv2<text:span text:style-name="T11">1</text:span>.codP || ExpresiónNiv3.codP || Mod</text:p>
      <text:p text:style-name="P17"><text:tab/><text:tab/><text:tab/>y:</text:p>
      <text:p text:style-name="P17"><text:tab/><text:tab/><text:tab/><text:tab/>ExpresiónNiv2<text:span text:style-name="T11">1</text:span>.codP || ExpresiónNiv3.codP || Y</text:p>
      <text:p text:style-name="P17"><text:tab/>ExpresiónNiv2<text:span text:style-name="T11">o</text:span>.codJ = </text:p>
      <text:p text:style-name="P17"><text:tab/><text:tab/>case(OpNiv2.op)</text:p>
      <text:p text:style-name="P17"><text:tab/><text:tab/><text:tab/>Multiplica:</text:p>
      <text:p text:style-name="P17"><text:tab/><text:tab/><text:tab/><text:tab/>si(ExpresionNiv2<text:span text:style-name="T11">1</text:span>.tipo = float)</text:p>
      <text:p text:style-name="P17"><text:tab/><text:tab/><text:tab/><text:tab/><text:tab/>si(ExpresionNiv3.tipo = float)</text:p>
      <text:p text:style-name="P17"><text:tab/><text:tab/><text:tab/><text:tab/><text:tab/><text:tab/>ExpresionNiv2<text:span text:style-name="T11">1</text:span>.codJ || ExpresionNiv3.codJ || fmul</text:p>
      <text:p text:style-name="P17"><text:soft-page-break/><text:tab/><text:tab/><text:tab/><text:tab/><text:tab/>sino</text:p>
      <text:p text:style-name="P17"><text:tab/><text:tab/><text:tab/><text:tab/><text:tab/><text:tab/>ExpresionNiv2<text:span text:style-name="T11">1</text:span>.codJ || ExpresionNiv3.codJ || i2f || fmul</text:p>
      <text:p text:style-name="P17"><text:tab/><text:tab/><text:tab/><text:tab/>sino</text:p>
      <text:p text:style-name="P17"><text:tab/><text:tab/><text:tab/><text:tab/><text:tab/>si(ExpresionNiv3.tipo = float)</text:p>
      <text:p text:style-name="P17"><text:tab/><text:tab/><text:tab/><text:tab/><text:tab/><text:tab/>ExpresionNiv2<text:span text:style-name="T11">1</text:span>.codJ || i2f || ExpresionNiv3.codJ|| fmul</text:p>
      <text:p text:style-name="P17"><text:tab/><text:tab/><text:tab/><text:tab/><text:tab/>sino</text:p>
      <text:p text:style-name="P17"><text:tab/><text:tab/><text:tab/><text:tab/><text:tab/><text:tab/>ExpresionNiv2<text:span text:style-name="T11">1</text:span>.codJ || ExpresionNiv3.codJ|| imul</text:p>
      <text:p text:style-name="P17"><text:tab/><text:tab/><text:tab/>Divide:</text:p>
      <text:p text:style-name="P17"><text:tab/><text:tab/><text:tab/><text:tab/>si(ExpresionNiv2<text:span text:style-name="T11">1</text:span>.tipo = float)</text:p>
      <text:p text:style-name="P17"><text:tab/><text:tab/><text:tab/><text:tab/><text:tab/>si(ExpresionNiv3.tipo = float)</text:p>
      <text:p text:style-name="P17"><text:tab/><text:tab/><text:tab/><text:tab/><text:tab/><text:tab/>ExpresionNiv2<text:span text:style-name="T11">1</text:span>.codJ || ExpresionNiv3.codJ || fdiv</text:p>
      <text:p text:style-name="P17"><text:tab/><text:tab/><text:tab/><text:tab/><text:tab/>sino</text:p>
      <text:p text:style-name="P17"><text:tab/><text:tab/><text:tab/><text:tab/><text:tab/><text:tab/>ExpresionNiv2<text:span text:style-name="T11">1</text:span>.codJ || ExpresionNiv3.codJ || i2f || fdiv</text:p>
      <text:p text:style-name="P17"><text:tab/><text:tab/><text:tab/><text:tab/>sino</text:p>
      <text:p text:style-name="P17"><text:tab/><text:tab/><text:tab/><text:tab/><text:tab/>si(ExpresionNiv3.tipo = float)</text:p>
      <text:p text:style-name="P17"><text:tab/><text:tab/><text:tab/><text:tab/><text:tab/><text:tab/>ExpresionNiv2<text:span text:style-name="T11">1</text:span>.codJ || i2f || ExpresionNiv3.codJ|| fdiv</text:p>
      <text:p text:style-name="P17"><text:tab/><text:tab/><text:tab/><text:tab/><text:tab/>sino</text:p>
      <text:p text:style-name="P17"><text:tab/><text:tab/><text:tab/><text:tab/><text:tab/><text:tab/>ExpresionNiv2<text:span text:style-name="T11">1</text:span>.codJ || ExpresionNiv3.codJ|| idiv</text:p>
      <text:p text:style-name="P17"><text:tab/><text:tab/><text:tab/>Modulo:</text:p>
      <text:p text:style-name="P17"><text:tab/><text:tab/><text:tab/><text:tab/>ExpresiónNiv2<text:span text:style-name="T11">1</text:span>. codJ || ExpresiónNiv3. codJ || imod</text:p>
      <text:p text:style-name="P17"><text:tab/><text:tab/><text:tab/>y:</text:p>
      <text:p text:style-name="P17"><text:tab/><text:tab/><text:tab/><text:tab/>ExpresionNiv2<text:span text:style-name="T11">1</text:span>.codJ ||</text:p>
      <text:p text:style-name="P17"><text:tab/><text:tab/><text:tab/><text:tab/>ifeq +11 ||</text:p>
      <text:p text:style-name="P17"><text:tab/><text:tab/><text:tab/><text:tab/>ExpresiónNiv3.codJ ||</text:p>
      <text:p text:style-name="P17"><text:tab/><text:tab/><text:tab/><text:tab/>ifeq +7 ||</text:p>
      <text:p text:style-name="P17"><text:tab/><text:tab/><text:tab/><text:tab/>iconst_1 ||</text:p>
      <text:p text:style-name="P17"><text:tab/><text:tab/><text:tab/><text:tab/>goto +4 ||</text:p>
      <text:p text:style-name="P17"><text:tab/><text:tab/><text:tab/><text:tab/>iconst_0</text:p>
      <text:p text:style-name="P17"/>
      <text:p text:style-name="P15">ExpresiónNiv2 → ExpresiónNiv3</text:p>
      <text:p text:style-name="P17"><text:tab/>ExpresiónNiv2.codP = ExpresiónNiv3.codP</text:p>
      <text:p text:style-name="P17"><text:tab/>ExpresiónNiv2.codJ = ExpresiónNiv3.codJ</text:p>
      <text:p text:style-name="P17"/>
      <text:p text:style-name="P15">ExpresiónNiv3 → ExpresionNiv4 OpNiv3 ExpresiónNiv3</text:p>
      <text:p text:style-name="P17"><text:tab/>ExpresiónNiv3<text:span text:style-name="T11">o</text:span>.codP = </text:p>
      <text:p text:style-name="P14"><text:tab/><text:tab/>case (OpNiv3.op)</text:p>
      <text:p text:style-name="P14"><text:tab/><text:tab/><text:tab/>shl:</text:p>
      <text:p text:style-name="P14"><text:tab/><text:tab/><text:tab/><text:tab/><text:span text:style-name="T3">ExpresiónNiv4.codP || ExpresiónNiv3</text:span><text:span text:style-name="T5">1</text:span><text:span text:style-name="T3">.codP || shl</text:span></text:p>
      <text:p text:style-name="P14"><text:tab/><text:tab/><text:tab/>shr:</text:p>
      <text:p text:style-name="P14"><text:tab/><text:tab/><text:tab/><text:tab/><text:span text:style-name="T3">ExpresiónNiv4.codP || ExpresiónNiv3</text:span><text:span text:style-name="T5">1</text:span><text:span text:style-name="T3">.codP || shr</text:span></text:p>
      <text:p text:style-name="P17"><text:tab/>ExpresiónNiv3<text:span text:style-name="T11">o</text:span>.codJ = </text:p>
      <text:p text:style-name="P14"><text:tab/><text:tab/>case (OpNiv3.op)</text:p>
      <text:p text:style-name="P14"><text:tab/><text:tab/><text:tab/>shl:</text:p>
      <text:p text:style-name="P14"><text:tab/><text:tab/><text:tab/><text:tab/><text:span text:style-name="T3">ExpresiónNiv4.codJ || ExpresiónNiv3</text:span><text:span text:style-name="T5">1</text:span><text:span text:style-name="T3">.codJ|| ishl</text:span></text:p>
      <text:p text:style-name="P14"><text:tab/><text:tab/><text:tab/>shr:</text:p>
      <text:p text:style-name="P17"><text:tab/><text:tab/><text:tab/><text:tab/>ExpresiónNiv4.codJ || ExpresiónNiv3<text:span text:style-name="T11">1</text:span>.codJ || ishr</text:p>
      <text:p text:style-name="P17"/>
      <text:p text:style-name="P15">ExpresiónNiv3 → ExpresiónNiv4</text:p>
      <text:p text:style-name="P17"><text:tab/>ExpresiónNiv3.codP = ExpresiónNiv4.codP</text:p>
      <text:p text:style-name="P17"><text:tab/>ExpresionNiv3.codJ = ExpresionNiv4.codJ</text:p>
      <text:p text:style-name="P17"/>
      <text:p text:style-name="P15">ExpresiónNiv4 → OpNiv4 ExpresiónNiv4</text:p>
      <text:p text:style-name="P17"><text:tab/>ExpresiónNiv4<text:span text:style-name="T11">o</text:span>.codP = </text:p>
      <text:p text:style-name="P17"><text:tab/><text:tab/>case (OpNiv4.op)</text:p>
      <text:p text:style-name="P17"><text:tab/><text:tab/><text:tab/>no:</text:p>
      <text:p text:style-name="P17"><text:tab/><text:tab/><text:tab/><text:tab/>ExpresiónNiv41.codP || no</text:p>
      <text:p text:style-name="P17"><text:tab/><text:tab/><text:tab/>negativo:</text:p>
      <text:p text:style-name="P17"><text:tab/><text:tab/><text:tab/><text:tab/>ExpresiónNiv41.codP || negativo</text:p>
      <text:p text:style-name="P17"><text:tab/><text:tab/><text:tab/>cast-float:</text:p>
      <text:p text:style-name="P17"><text:tab/><text:tab/><text:tab/><text:tab/>ExpresiónNiv41.codP || CastFloat</text:p>
      <text:p text:style-name="P17"><text:soft-page-break/><text:tab/><text:tab/><text:tab/>cast-int:</text:p>
      <text:p text:style-name="P17"><text:tab/><text:tab/><text:tab/><text:tab/>ExpresiónNiv41.codP || CastInt</text:p>
      <text:p text:style-name="P17"><text:tab/><text:tab/><text:tab/>cast-nat:</text:p>
      <text:p text:style-name="P17"><text:tab/><text:tab/><text:tab/><text:tab/>ExpresiónNiv41.codP || CastNat</text:p>
      <text:p text:style-name="P17"><text:tab/><text:tab/><text:tab/>cast-char:</text:p>
      <text:p text:style-name="P17"><text:tab/><text:tab/><text:tab/><text:tab/>ExpresiónNiv41.codP || CastChar</text:p>
      <text:p text:style-name="P17"><text:tab/>ExpresiónNiv4<text:span text:style-name="T11">o</text:span>.codJ = </text:p>
      <text:p text:style-name="P17"><text:tab/><text:tab/>case (OpNiv4.op)</text:p>
      <text:p text:style-name="P17"><text:tab/><text:tab/><text:tab/>no:</text:p>
      <text:p text:style-name="P17"><text:tab/><text:tab/><text:tab/><text:tab/>ExpresiónNiv4.codJ ||</text:p>
      <text:p text:style-name="P17"><text:tab/><text:tab/><text:tab/><text:tab/>ifeq +7 ||</text:p>
      <text:p text:style-name="P17"><text:tab/><text:tab/><text:tab/><text:tab/>iconst_0 ||</text:p>
      <text:p text:style-name="P17"><text:tab/><text:tab/><text:tab/><text:tab/>goto +4 || </text:p>
      <text:p text:style-name="P17"><text:tab/><text:tab/><text:tab/><text:tab/>iconst_1</text:p>
      <text:p text:style-name="P17"><text:tab/><text:tab/><text:tab/>negativo:</text:p>
      <text:p text:style-name="P17"><text:tab/><text:tab/><text:tab/><text:tab/>case (ExpresionNiv41.tipo)</text:p>
      <text:p text:style-name="P17"><text:tab/><text:tab/><text:tab/><text:tab/><text:tab/>entero:</text:p>
      <text:p text:style-name="P17"><text:tab/><text:tab/><text:tab/><text:tab/><text:tab/><text:tab/>ExpresiónNiv41.codJ || ineg</text:p>
      <text:p text:style-name="P17"><text:tab/><text:tab/><text:tab/><text:tab/><text:tab/>float:</text:p>
      <text:p text:style-name="P17"><text:tab/><text:tab/><text:tab/><text:tab/><text:tab/><text:tab/>ExpresiónNiv41.codJ || fneg</text:p>
      <text:p text:style-name="P17"><text:tab/><text:tab/><text:tab/>cast-flo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 || i2f</text:p>
      <text:p text:style-name="P17"><text:tab/><text:tab/><text:tab/><text:tab/><text:tab/>float:</text:p>
      <text:p text:style-name="P17"><text:tab/><text:tab/><text:tab/><text:tab/><text:tab/><text:tab/>ExpresiónNiv41.codJ</text:p>
      <text:p text:style-name="P17"><text:tab/><text:tab/><text:tab/>cast-in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text:tab/><text:tab/><text:tab/>cast-n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codJ</text:p>
      <text:p text:style-name="P17"><text:tab/><text:tab/><text:tab/><text:tab/><text:tab/>float:</text:p>
      <text:p text:style-name="P17"><text:tab/><text:tab/><text:tab/><text:tab/><text:tab/><text:tab/>ExpresiónNiv4.codJ || f2i</text:p>
      <text:p text:style-name="P17"><text:tab/><text:tab/><text:tab/>cast-char:</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
      <text:p text:style-name="P15">ExpresiónNiv4 → | Expresión |</text:p>
      <text:p text:style-name="P17"><text:tab/>ExpresiónNiv4.codP = Expresión.codP || abs</text:p>
      <text:p text:style-name="P17"><text:tab/>ExpresionNiv4.codJ = </text:p>
      <text:p text:style-name="P17"><text:tab/><text:tab/>case (Expresion.tipo)</text:p>
      <text:p text:style-name="P17"><text:tab/><text:tab/><text:tab/>float:</text:p>
      <text:p text:style-name="P17"><text:tab/><text:tab/><text:tab/><text:tab/>Expresion.codJ ||</text:p>
      <text:p text:style-name="P17"><text:tab/><text:tab/><text:tab/><text:tab/>dup ||</text:p>
      <text:p text:style-name="P17"><text:soft-page-break/><text:tab/><text:tab/><text:tab/><text:tab/>fconst_0 ||</text:p>
      <text:p text:style-name="P17"><text:tab/><text:tab/><text:tab/><text:tab/>fcmpg ||</text:p>
      <text:p text:style-name="P17"><text:tab/><text:tab/><text:tab/><text:tab/>ifge +4</text:p>
      <text:p text:style-name="P17"><text:tab/><text:tab/><text:tab/><text:tab/>fneg</text:p>
      <text:p text:style-name="P17"><text:tab/><text:tab/><text:tab/>otro:</text:p>
      <text:p text:style-name="P17"><text:tab/><text:tab/><text:tab/><text:tab/>Expresion.codJ ||</text:p>
      <text:p text:style-name="P17"><text:tab/><text:tab/><text:tab/><text:tab/>dup ||</text:p>
      <text:p text:style-name="P17"><text:tab/><text:tab/><text:tab/><text:tab/>ifge +4</text:p>
      <text:p text:style-name="P17"><text:tab/><text:tab/><text:tab/><text:tab/>fneg</text:p>
      <text:p text:style-name="P18"/>
      <text:p text:style-name="P15">ExpresiónNiv4 → ( Expresión )</text:p>
      <text:p text:style-name="P17"><text:tab/>ExpresiónNiv4.codP = Expresión.codP</text:p>
      <text:p text:style-name="P17"><text:tab/>ExpresionNiv4.codJ = Literal.codJ</text:p>
      <text:p text:style-name="P17"/>
      <text:p text:style-name="P15">ExpresiónNiv4 → Literal</text:p>
      <text:p text:style-name="P17"><text:tab/>ExpresiónNiv4.codP = Literal.codP</text:p>
      <text:p text:style-name="P17"><text:bookmark-start text:name="DDE_LINK11"/><text:tab/>ExpresionNiv4.codJ = Literal.codJ<text:bookmark-end text:name="DDE_LINK11"/></text:p>
      <text:p text:style-name="P15">Literal → id</text:p>
      <text:p text:style-name="P17"><text:tab/>Literal.codP = apila-dir Literal.tsh[id.lex].dir</text:p>
      <text:p text:style-name="P17"><text:tab/>Literal.codJ = case(Literal.tsh[id.lex].tipo)</text:p>
      <text:p text:style-name="P17"><text:tab/><text:tab/>boolean:</text:p>
      <text:p text:style-name="P17"><text:tab/><text:tab/><text:tab/>i2b || iload <text:s/>Literal.tsh[id.lex].dir</text:p>
      <text:p text:style-name="P17"><text:tab/><text:tab/>tCha:</text:p>
      <text:p text:style-name="P17"><text:tab/><text:tab/><text:tab/>i2c || iload <text:s/>Literal.tsh[id.lex].dir</text:p>
      <text:p text:style-name="P17"><text:tab/><text:tab/>natural:</text:p>
      <text:p text:style-name="P17"><text:tab/><text:tab/>entero:</text:p>
      <text:p text:style-name="P17"><text:tab/><text:tab/><text:tab/>iload <text:s/>Literal.tsh[id.lex].dir</text:p>
      <text:p text:style-name="P17"><text:tab/><text:tab/>float:</text:p>
      <text:p text:style-name="P17"><text:tab/><text:tab/><text:tab/>fload <text:s/>Literal.tsh[id.lex].dir</text:p>
      <text:p text:style-name="P15">Literal → litNat</text:p>
      <text:p text:style-name="P17"><text:tab/>Literal.codP = apila getValor(linatural.lex)</text:p>
      <text:p text:style-name="P17"><text:tab/>Literal.codJ = iconst getValor(linatural.lex))</text:p>
      <text:p text:style-name="P17"/>
      <text:p text:style-name="P15">Literal → litFlo</text:p>
      <text:p text:style-name="P17"><text:tab/>Literal.codP = apila getValor(litFlo.lex)</text:p>
      <text:p text:style-name="P17"><text:tab/>Literal.codJ = fconst getValor(litFlo.lex))</text:p>
      <text:p text:style-name="P17"/>
      <text:p text:style-name="P31">Literal → litTrue</text:p>
      <text:p text:style-name="P31"><text:tab/><text:span text:style-name="T12">Literal.codP = apila true</text:span></text:p>
      <text:p text:style-name="P31"><text:span text:style-name="T12"><text:tab/>Literal.codJ = iconst 1</text:span></text:p>
      <text:p text:style-name="P31">Literal → litFalse</text:p>
      <text:p text:style-name="P30"><text:span text:style-name="T12"><text:tab/>Literal.codP = apila false</text:span></text:p>
      <text:p text:style-name="P30"><text:span text:style-name="T12"><text:tab/>Literal.codJ = iconst 0</text:span></text:p>
      <text:p text:style-name="P17"/>
      <text:p text:style-name="P15">Literal → litCha</text:p>
      <text:p text:style-name="P17"><text:tab/>Literal.codP = apila getValor(litCha.lex)</text:p>
      <text:p text:style-name="P17"><text:tab/>Literal.codJ = iconst getValor(litCha.lex))</text:p>
      <text:p text:style-name="P17"><text:tab/><text:tab/><text:tab/></text:p>
      <text:p text:style-name="P17"><text:tab/><text:tab/><text:tab/></text:p>
      <text:p text:style-name="P17"/>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svg:font-family="Courie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22T15:56:10</dc:date>
    <meta:editing-duration>PT24H10M03S</meta:editing-duration>
    <meta:editing-cycles>62</meta:editing-cycles>
    <meta:generator>OpenOffice.org/3.1$Linux OpenOffice.org_project/310m21$Build-9319</meta:generator>
    <dc:creator>Hector </dc:creator>
    <meta:document-statistic meta:table-count="1" meta:image-count="0" meta:object-count="0" meta:page-count="19" meta:paragraph-count="980" meta:word-count="5173" meta:character-count="38862"/>
    <meta:user-defined meta:name="Info 1"/>
    <meta:user-defined meta:name="Info 2"/>
    <meta:user-defined meta:name="Info 3"/>
    <meta:user-defined meta:name="Info 4"/>
  </office:meta>
</office:document-meta>
</file>